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roid Sans Devanagari" svg:font-family="'Droid Sans Devanagari'" style:font-family-generic="modern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none" draw:textarea-vertical-align="middle" fo:min-height="0.755cm"/>
      <style:paragraph-properties style:writing-mode="lr-tb"/>
    </style:style>
    <style:style style:name="gr3" style:family="graphic" style:parent-style-name="objectwithoutfill">
      <style:graphic-properties draw:stroke="dash" draw:stroke-dash="Double_20_Dash_20__28_Rounded_29_" svg:stroke-width="0cm" svg:stroke-color="#000000" draw:marker-start-width="0.2cm" draw:marker-end-width="0.2cm" svg:stroke-linecap="butt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1cm" fo:min-width="0.51cm"/>
      <style:paragraph-properties style:writing-mode="lr-tb"/>
    </style:style>
    <style:style style:name="gr5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416cm" fo:min-width="0.166cm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715cm" fo:min-width="2.469cm" fo:padding-top="0.143cm" fo:padding-bottom="0.143cm" fo:padding-left="0.266cm" fo:padding-right="0.266cm" draw:shadow="hidden" draw:shadow-offset-x="0.199cm" draw:shadow-offset-y="0.199cm" draw:shadow-color="#808080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7cm" fo:min-width="1.292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/>
    </style:style>
    <style:style style:name="gr9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506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0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75cm" fo:min-width="2cm"/>
      <style:paragraph-properties style:writing-mode="lr-tb"/>
    </style:style>
    <style:style style:name="gr1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0.5cm" fo:min-width="1cm"/>
      <style:paragraph-properties style:writing-mode="lr-tb"/>
    </style:style>
    <style:style style:name="gr12" style:family="graphic" style:parent-style-name="standard">
      <style:graphic-properties draw:stroke="none" draw:fill="none" fo:min-height="0.434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22cm" fo:min-width="2.172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draw:stroke-dash="Double_20_Dash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stroke="dash" draw:stroke-dash="Double_20_Dash_20__28_Rounded_29_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513cm" fo:min-width="0.5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62cm" fo:min-width="0.857cm"/>
      <style:paragraph-properties style:writing-mode="lr-tb"/>
    </style:style>
    <style:style style:name="gr18" style:family="graphic" style:parent-style-name="objectwithoutfill">
      <style:graphic-properties svg:stroke-width="0.04cm" svg:stroke-color="#000000" draw:marker-start-width="0.27cm" draw:marker-end-width="0.27cm" draw:fill="none" draw:textarea-vertical-align="middle" fo:padding-top="0.145cm" fo:padding-bottom="0.145cm" fo:padding-left="0.27cm" fo:padding-right="0.2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62cm" fo:min-width="0.60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1.10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366cm"/>
      <style:paragraph-properties style:writing-mode="lr-tb"/>
    </style:style>
    <style:style style:name="gr2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714cm" fo:min-width="2.469cm" fo:padding-top="0.143cm" fo:padding-bottom="0.143cm" fo:padding-left="0.266cm" fo:padding-right="0.266cm" draw:shadow="hidden" draw:shadow-offset-x="0.199cm" draw:shadow-offset-y="0.199cm" draw:shadow-color="#808080"/>
      <style:paragraph-properties style:writing-mode="lr-tb"/>
    </style:style>
    <style:style style:name="gr23" style:family="graphic" style:parent-style-name="objectwithoutfill">
      <style:graphic-properties svg:stroke-width="0.035cm" svg:stroke-color="#000000" draw:marker-start-width="0.252cm" draw:marker-end="Стили_20_стрелок_20_1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draw:stroke="soli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 style:list-style-name="L1">
      <style:graphic-properties draw:stroke="none" svg:stroke-color="#ffffff" draw:fill="none" draw:textarea-horizontal-align="justify" draw:textarea-vertical-align="middle" draw:auto-grow-height="false" fo:min-height="1.75cm" fo:min-width="2cm"/>
      <style:paragraph-properties style:writing-mode="lr-tb"/>
    </style:style>
    <style:style style:name="gr26" style:family="graphic" style:parent-style-name="standard" style:list-style-name="L1">
      <style:graphic-properties draw:stroke="none" svg:stroke-color="#ffffff" draw:fill="none" draw:textarea-horizontal-align="justify" draw:textarea-vertical-align="middle" draw:auto-grow-height="false" fo:min-height="1.75cm" fo:min-width="2cm"/>
      <style:paragraph-properties style:writing-mode="lr-tb"/>
    </style:style>
    <style:style style:name="gr27" style:family="graphic" style:parent-style-name="standard" style:list-style-name="L1">
      <style:graphic-properties draw:stroke="none" svg:stroke-color="#ffffff" draw:fill="none" draw:textarea-horizontal-align="justify" draw:textarea-vertical-align="middle" draw:auto-grow-height="false" fo:min-height="1.75cm" fo:min-width="2cm"/>
      <style:paragraph-properties style:writing-mode="lr-tb"/>
    </style:style>
    <style:style style:name="gr28" style:family="graphic" style:parent-style-name="standard" style:list-style-name="L1">
      <style:graphic-properties draw:stroke="none" svg:stroke-color="#ffffff" draw:fill="none" draw:textarea-horizontal-align="justify" draw:textarea-vertical-align="middle" draw:auto-grow-height="false" fo:min-height="1.75cm" fo:min-width="2cm"/>
      <style:paragraph-properties style:writing-mode="lr-tb"/>
    </style:style>
    <style:style style:name="gr29" style:family="graphic" style:parent-style-name="standard">
      <style:graphic-properties draw:stroke="none" draw:fill="none" fo:min-height="1.297cm"/>
      <style:paragraph-properties style:writing-mode="lr-tb"/>
    </style:style>
    <style:style style:name="gr30" style:family="graphic" style:parent-style-name="standard" style:list-style-name="L1">
      <style:graphic-properties draw:stroke="none" svg:stroke-color="#ffffff" draw:fill="none" draw:textarea-horizontal-align="justify" draw:textarea-vertical-align="middle" draw:auto-grow-height="false" fo:min-height="1.75cm" fo:min-width="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488cm" fo:min-width="0.5cm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textarea-vertical-align="middle" fo:min-height="1.75cm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textarea-vertical-align="middle" fo:min-height="2.335cm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textarea-vertical-align="middle" fo:min-height="1.75cm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textarea-vertical-align="middle" fo:min-height="2.335cm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textarea-vertical-align="middle" fo:min-height="3.11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3.12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2.75cm"/>
      <style:paragraph-properties style:writing-mode="lr-tb"/>
    </style:style>
    <style:style style:name="gr39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0.625cm" fo:min-width="1.25cm"/>
      <style:paragraph-properties style:writing-mode="lr-tb"/>
    </style:style>
    <style:style style:name="gr40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875cm" fo:min-width="2.25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Times New Roman" fo:font-size="11pt"/>
    </style:style>
    <style:style style:name="P2" style:family="paragraph">
      <style:paragraph-properties fo:text-align="end"/>
    </style:style>
    <style:style style:name="P3" style:family="paragraph">
      <loext:graphic-properties draw:fill="none"/>
      <style:paragraph-properties fo:text-align="end" style:writing-mode="lr-tb"/>
      <style:text-properties style:font-name="Times New Roman" fo:font-size="11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Times New Roman" fo:font-size="12pt" style:font-size-asian="12pt" style:font-size-complex="12pt"/>
    </style:style>
    <style:style style:name="P6" style:family="paragraph">
      <loext:graphic-properties draw:fill="none"/>
      <style:paragraph-properties fo:text-align="center" style:writing-mode="lr-tb"/>
      <style:text-properties style:font-name="Times New Roman" fo:font-size="11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3pt" fo:font-style="normal" fo:text-shadow="none" style:text-underline-style="none" fo:font-weight="normal" style:letter-kerning="true" style:font-name-asian="Droid Sans Fallback1" style:font-size-asian="13pt" style:font-style-asian="normal" style:font-weight-asian="normal" style:font-name-complex="Droid Sans Devanaga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3pt" fo:font-style="normal" fo:text-shadow="none" style:text-underline-style="none" fo:font-weight="normal" style:letter-kerning="true" style:font-name-asian="Droid Sans Fallback1" style:font-size-asian="13pt" style:font-style-asian="normal" style:font-weight-asian="normal" style:font-name-complex="Droid Sans Devanaga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3pt" fo:font-style="normal" fo:text-shadow="none" style:text-underline-style="none" fo:font-weight="normal" style:letter-kerning="true" style:font-name-asian="Droid Sans Fallback1" style:font-size-asian="13pt" style:font-style-asian="normal" style:font-weight-asian="normal" style:font-name-complex="Droid Sans Devanaga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 style:writing-mode="lr-tb"/>
      <style:text-properties style:font-name="Times New Roman" fo:font-size="13pt" style:font-size-asian="13pt" style:font-size-complex="13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Times New Roman" fo:font-size="13pt" style:font-size-asian="13pt" style:font-size-complex="13pt"/>
    </style:style>
    <style:style style:name="P12" style:family="paragraph">
      <loext:graphic-properties draw:fill="none"/>
      <style:paragraph-properties fo:text-align="center" style:writing-mode="lr-tb"/>
      <style:text-properties style:font-name="Times New Roman" fo:font-size="13pt" style:font-size-asian="13pt" style:font-size-complex="13pt"/>
    </style:style>
    <style:style style:name="P13" style:family="paragraph">
      <loext:graphic-properties draw:fill="none"/>
      <style:paragraph-properties fo:text-align="center"/>
      <style:text-properties style:font-name="Times New Roman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Droid Sans Fallback1" style:font-size-asian="12pt" style:font-style-asian="normal" style:font-weight-asian="normal" style:font-name-complex="Droid Sans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 style:writing-mode="lr-tb"/>
      <style:text-properties style:font-name="Times New Roman"/>
    </style:style>
    <style:style style:name="P18" style:family="paragraph">
      <loext:graphic-properties draw:fill="none"/>
      <style:paragraph-properties fo:text-align="center" style:writing-mode="lr-tb"/>
      <style:text-properties style:font-name="Times New Roman"/>
    </style:style>
    <style:style style:name="P19" style:family="paragraph">
      <loext:graphic-properties draw:fill="none"/>
      <style:paragraph-properties style:writing-mode="lr-tb"/>
      <style:text-properties style:font-name="Times New Roman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start" style:writing-mode="lr-tb"/>
      <style:text-properties style:font-name="Times New Roman" fo:font-size="11pt" style:font-size-asian="12pt" style:font-size-complex="12pt"/>
    </style:style>
    <style:style style:name="P22" style:family="paragraph">
      <loext:graphic-properties draw:fill="none"/>
      <style:paragraph-properties fo:text-align="center" style:writing-mode="lr-tb"/>
      <style:text-properties style:font-name="Times New Roman" fo:font-size="12pt" style:font-size-asian="18pt" style:font-size-complex="18pt"/>
    </style:style>
    <style:style style:name="P23" style:family="paragraph">
      <loext:graphic-properties draw:fill="none" draw:fill-color="#ffffff"/>
      <style:paragraph-properties style:writing-mode="lr-tb"/>
      <style:text-properties style:font-name="Times New Roman" fo:font-size="11pt" style:font-size-asian="11pt" style:font-size-complex="11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imes New Roman" fo:font-size="11pt" style:font-size-asian="11pt" style:font-size-complex="11pt"/>
    </style:style>
    <style:style style:name="P26" style:family="paragraph">
      <loext:graphic-properties draw:fill="none" draw:fill-color="#ffffff"/>
      <style:paragraph-properties style:writing-mode="lr-tb"/>
      <style:text-properties style:font-name="Times New Roman" fo:font-size="13pt" style:font-size-asian="18pt" style:font-size-complex="18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Times New Roman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Times New Roman"/>
    </style:style>
    <style:style style:name="P30" style:family="paragraph">
      <style:paragraph-properties fo:margin-left="0.1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/>
      <style:paragraph-properties fo:margin-left="0.1cm" fo:margin-right="0cm" fo:margin-top="0cm" fo:margin-bottom="0cm" fo:line-height="100%" fo:text-align="start" fo:text-indent="0cm" style:writing-mode="lr-tb"/>
      <style:text-properties style:font-name="Times New Roman" fo:font-size="11pt" style:font-size-asian="12pt" style:font-size-complex="12pt"/>
    </style:style>
    <style:style style:name="P32" style:family="paragraph">
      <style:paragraph-properties fo:margin-left="0.1cm" fo:margin-right="0cm" fo:margin-top="0cm" fo:margin-bottom="0cm" fo:line-height="100%" fo:text-align="start" fo:text-indent="0cm" style:writing-mode="lr-tb"/>
      <style:text-properties fo:font-weight="normal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weight="normal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11pt" fo:font-weight="normal" style:font-size-asian="12pt" style:font-size-complex="12pt"/>
    </style:style>
    <style:style style:name="P35" style:family="paragraph">
      <loext:graphic-properties draw:fill="none"/>
      <style:paragraph-properties fo:text-align="center"/>
      <style:text-properties style:font-name="Times New Roman" fo:font-size="11pt" fo:font-weight="normal"/>
    </style:style>
    <style:style style:name="P36" style:family="paragraph">
      <loext:graphic-properties draw:fill="none"/>
      <style:paragraph-properties fo:margin-left="0.1cm" fo:margin-right="0cm" fo:margin-top="0cm" fo:margin-bottom="0cm" fo:line-height="100%" fo:text-align="start" fo:text-indent="0cm" style:writing-mode="lr-tb"/>
      <style:text-properties style:font-name="Times New Roman" fo:font-size="11pt" fo:font-weight="normal" style:font-size-asian="12pt" style:font-size-complex="12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Droid Sans Fallback1" style:font-size-asian="10pt" style:font-style-asian="normal" style:font-weight-asian="normal" style:font-name-complex="Droid Sans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Droid Sans Fallback1" style:font-size-asian="10pt" style:font-style-asian="normal" style:font-weight-asian="normal" style:font-name-complex="Droid Sans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3pt" fo:font-style="normal" fo:text-shadow="none" style:text-underline-style="none" fo:font-weight="normal" style:letter-kerning="true" style:font-name-asian="Droid Sans Fallback1" style:font-size-asian="13pt" style:font-style-asian="normal" style:font-weight-asian="normal" style:font-name-complex="Droid Sans Devanaga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Courier New1" style:font-size-asian="11pt" style:font-style-asian="normal" style:font-weight-asian="normal" style:font-name-complex="Courier New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13pt" style:font-size-asian="13pt" style:font-size-complex="13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Droid Sans Fallback1" style:font-size-asian="10pt" style:font-style-asian="normal" style:font-weight-asian="normal" style:font-name-complex="Droid Sans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Times New Roman" fo:font-size="11pt" style:font-size-asian="11pt" style:font-size-complex="11pt"/>
    </style:style>
    <style:style style:name="T8" style:family="text">
      <style:text-properties style:font-name="Times New Roman" fo:font-size="13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Droid Sans Fallback1" style:font-size-asian="11pt" style:font-style-asian="normal" style:font-weight-asian="normal" style:font-name-complex="Droid Sans Devanaga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Times New Roman" fo:font-size="10pt" style:font-size-asian="10pt" style:font-size-complex="1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style:letter-kerning="true" style:font-name-asian="Droid Sans Fallback1" style:font-size-asian="10pt" style:font-style-asian="normal" style:font-weight-asian="normal" style:font-name-complex="Droid Sans Devanagari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24.224cm" svg:y1="8.005cm" svg:x2="24.224cm" svg:y2="7.005cm">
              <text:p/>
            </draw:line>
            <draw:line draw:style-name="gr1" draw:text-style-name="P1" draw:layer="layout" svg:x1="23.724cm" svg:y1="7.005cm" svg:x2="24.224cm" svg:y2="7.005cm">
              <text:p/>
            </draw:line>
            <draw:line draw:style-name="gr1" draw:text-style-name="P1" draw:layer="layout" svg:x1="23.724cm" svg:y1="8.005cm" svg:x2="24.224cm" svg:y2="8.005cm">
              <text:p/>
            </draw:line>
            <draw:line draw:style-name="gr1" draw:text-style-name="P1" draw:layer="layout" svg:x1="23.724cm" svg:y1="7.005cm" svg:x2="24.224cm" svg:y2="7.005cm">
              <text:p/>
            </draw:line>
          </draw:g>
          <draw:frame draw:style-name="gr2" draw:text-style-name="P3" draw:layer="layout" svg:width="2.734cm" svg:height="0.88cm" svg:x="21.49cm" svg:y="7.062cm">
            <draw:text-box>
              <text:p text:style-name="P2"><text:span text:style-name="T1">Из стр. N</text:span></text:p>
            </draw:text-box>
          </draw:frame>
          <draw:line draw:style-name="gr3" draw:text-style-name="P1" draw:layer="layout" svg:x1="25.974cm" svg:y1="7.505cm" svg:x2="24.224cm" svg:y2="7.505cm">
            <text:p/>
          </draw:line>
        </draw:g>
        <draw:frame draw:style-name="gr4" draw:text-style-name="P5" draw:layer="layout" svg:width="0.76cm" svg:height="0.596cm" svg:x="21.99cm" svg:y="9.202cm">
          <draw:text-box>
            <text:p text:style-name="P4"><text:span text:style-name="T1"><text:s/></text:span><text:span text:style-name="T1">N</text:span></text:p>
          </draw:text-box>
        </draw:frame>
        <draw:custom-shape draw:style-name="gr5" draw:text-style-name="P6" draw:layer="layout" svg:width="1cm" svg:height="1cm" svg:x="22cm" svg:y="9cm">
          <text:p/>
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9" draw:layer="layout" svg:width="3.001cm" svg:height="2.001cm" svg:x="1.999cm" svg:y="4cm">
          <text:p text:style-name="P7"><text:span text:style-name="T2"/></text:p>
          <text:p text:style-name="P7"><text:span text:style-name="T2"/></text:p>
          <text:p text:style-name="P8"><text:span text:style-name="T3">Проц</text:span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3cm" svg:height="2cm" svg:x="2cm" svg:y="1cm">
          <text:p text:style-name="P10"><text:span text:style-name="T4"/></text:p>
          <text:p text:style-name="P11"><text:span text:style-name="T5">Ввод </text:span></text:p>
          <text:p text:style-name="P10"><text:span text:style-name="T4"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" draw:text-style-name="P13" draw:layer="layout" svg:x1="3.5cm" svg:y1="3cm" svg:x2="3.5cm" svg:y2="4cm">
          <text:p/>
        </draw:line>
        <draw:g>
          <draw:line draw:style-name="gr8" draw:text-style-name="P14" draw:layer="layout" svg:x1="8cm" svg:y1="12.006cm" svg:x2="10.5cm" svg:y2="12.006cm">
            <text:p/>
          </draw:line>
          <draw:frame draw:style-name="gr9" draw:text-style-name="P16" draw:layer="layout" svg:width="2.735cm" svg:height="0.756cm" svg:x="8.265cm" svg:y="11.25cm">
            <draw:text-box>
              <text:p text:style-name="P15"><text:span text:style-name="T6">N</text:span></text:p>
            </draw:text-box>
          </draw:frame>
        </draw:g>
        <draw:g>
          <draw:line draw:style-name="gr1" draw:text-style-name="P13" draw:layer="layout" svg:x1="2cm" svg:y1="8cm" svg:x2="3.5cm" svg:y2="9cm">
            <text:p/>
          </draw:line>
          <draw:line draw:style-name="gr1" draw:text-style-name="P13" draw:layer="layout" svg:x1="2cm" svg:y1="8cm" svg:x2="3.5cm" svg:y2="7cm">
            <text:p/>
          </draw:line>
          <draw:line draw:style-name="gr1" draw:text-style-name="P13" draw:layer="layout" svg:x1="5cm" svg:y1="8cm" svg:x2="3.5cm" svg:y2="9cm">
            <text:p/>
          </draw:line>
          <draw:line draw:style-name="gr1" draw:text-style-name="P13" draw:layer="layout" svg:x1="5cm" svg:y1="8cm" svg:x2="3.5cm" svg:y2="7cm">
            <text:p/>
          </draw:line>
          <draw:custom-shape draw:style-name="gr10" draw:text-style-name="P18" draw:layer="layout" svg:width="2.5cm" svg:height="2cm" svg:x="2.25cm" svg:y="7cm">
            <text:p text:style-name="P17"><text:span text:style-name="T7">Условие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11" draw:text-style-name="P12" draw:layer="layout" svg:width="1.5cm" svg:height="0.75cm" svg:x="2.25cm" svg:y="10.5cm">
            <text:p text:style-name="P10"><text:span text:style-name="T7"/></text:p>
            <text:p text:style-name="P10"><text:span text:style-name="T7">Д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3" draw:layer="layout" svg:x1="2.5cm" svg:y1="11cm" svg:x2="2.5cm" svg:y2="12cm">
            <text:p/>
          </draw:line>
        </draw:g>
        <draw:g>
          <draw:custom-shape draw:style-name="gr11" draw:text-style-name="P12" draw:layer="layout" svg:width="1.5cm" svg:height="0.75cm" svg:x="5.25cm" svg:y="10.5cm">
            <text:p text:style-name="P10"><text:span text:style-name="T4"/></text:p>
            <text:p text:style-name="P10"><text:span text:style-name="T7">Не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3" draw:layer="layout" svg:x1="5.5cm" svg:y1="11cm" svg:x2="5.5cm" svg:y2="12cm">
            <text:p/>
          </draw:line>
        </draw:g>
        <draw:frame draw:style-name="gr12" draw:text-style-name="P19" draw:layer="layout" svg:width="1.124cm" svg:height="0.559cm" svg:x="5cm" svg:y="13.25cm">
          <draw:text-box>
            <text:p><text:span text:style-name="T7">Нет</text:span></text:p>
          </draw:text-box>
        </draw:frame>
        <draw:line draw:style-name="gr1" draw:text-style-name="P13" draw:layer="layout" svg:x1="6cm" svg:y1="14cm" svg:x2="5cm" svg:y2="14cm">
          <text:p/>
        </draw:line>
        <draw:frame draw:style-name="gr12" draw:text-style-name="P19" draw:layer="layout" svg:width="1.124cm" svg:height="0.559cm" svg:x="2cm" svg:y="13.25cm">
          <draw:text-box>
            <text:p><text:span text:style-name="T7">Да</text:span></text:p>
          </draw:text-box>
        </draw:frame>
        <draw:line draw:style-name="gr1" draw:text-style-name="P13" draw:layer="layout" svg:x1="3cm" svg:y1="14cm" svg:x2="2cm" svg:y2="14cm">
          <text:p/>
        </draw:line>
        <draw:custom-shape draw:style-name="gr13" draw:text-style-name="P12" draw:layer="layout" svg:width="3cm" svg:height="1cm" svg:x="17cm" svg:y="3cm">
          <text:p text:style-name="P10"><text:span text:style-name="T4"/></text:p>
          <text:p text:style-name="P10"><text:span text:style-name="T7">Конец</text:span></text:p>
          <text:p text:style-name="P10"><text:span text:style-name="T4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12" draw:layer="layout" svg:width="3cm" svg:height="1cm" svg:x="17cm" svg:y="1cm">
          <text:p text:style-name="P10"><text:span text:style-name="T4"/></text:p>
          <text:p text:style-name="P10"><text:span text:style-name="T7">Начало</text:span></text:p>
          <text:p text:style-name="P10"><text:span text:style-name="T4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g>
          <draw:line draw:style-name="gr1" draw:text-style-name="P13" draw:layer="layout" svg:x1="7.5cm" svg:y1="8cm" svg:x2="9cm" svg:y2="9cm">
            <text:p/>
          </draw:line>
          <draw:line draw:style-name="gr1" draw:text-style-name="P13" draw:layer="layout" svg:x1="7.5cm" svg:y1="8cm" svg:x2="9cm" svg:y2="7cm">
            <text:p/>
          </draw:line>
          <draw:line draw:style-name="gr1" draw:text-style-name="P13" draw:layer="layout" svg:x1="10.5cm" svg:y1="8cm" svg:x2="9cm" svg:y2="9cm">
            <text:p/>
          </draw:line>
          <draw:line draw:style-name="gr1" draw:text-style-name="P13" draw:layer="layout" svg:x1="10.5cm" svg:y1="8cm" svg:x2="9cm" svg:y2="7cm">
            <text:p/>
          </draw:line>
          <draw:custom-shape draw:style-name="gr10" draw:text-style-name="P18" draw:layer="layout" svg:width="2.5cm" svg:height="2cm" svg:x="7.75cm" svg:y="7cm">
            <text:p text:style-name="P17"><text:span text:style-name="T7">Условие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2" draw:text-style-name="P19" draw:layer="layout" svg:width="1.124cm" svg:height="0.559cm" svg:x="10.5cm" svg:y="7.25cm">
            <draw:text-box>
              <text:p><text:span text:style-name="T7">Да</text:span></text:p>
            </draw:text-box>
          </draw:frame>
          <draw:line draw:style-name="gr1" draw:text-style-name="P13" draw:layer="layout" svg:x1="11.5cm" svg:y1="8cm" svg:x2="10.5cm" svg:y2="8cm">
            <text:p/>
          </draw:line>
          <draw:custom-shape draw:style-name="gr11" draw:text-style-name="P12" draw:layer="layout" svg:width="1.5cm" svg:height="0.75cm" svg:x="8.75cm" svg:y="8.5cm">
            <text:p text:style-name="P10"><text:span text:style-name="T4"/></text:p>
            <text:p text:style-name="P10"><text:span text:style-name="T7">Не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3" draw:layer="layout" svg:x1="9cm" svg:y1="9cm" svg:x2="9cm" svg:y2="10cm">
            <text:p/>
          </draw:line>
        </draw:g>
        <draw:g>
          <draw:frame draw:style-name="gr2" draw:text-style-name="P21" draw:layer="layout" svg:width="2.734cm" svg:height="0.88cm" svg:x="24.766cm" svg:y="9.057cm">
            <draw:text-box>
              <text:p text:style-name="P20"><text:span text:style-name="T1">К стр. N</text:span></text:p>
            </draw:text-box>
          </draw:frame>
          <draw:g>
            <draw:g>
              <draw:line draw:style-name="gr14" draw:text-style-name="P1" draw:layer="layout" svg:x1="24.766cm" svg:y1="8.995cm" svg:x2="24.766cm" svg:y2="9.995cm">
                <text:p/>
              </draw:line>
              <draw:line draw:style-name="gr14" draw:text-style-name="P1" draw:layer="layout" svg:x1="25.266cm" svg:y1="9.995cm" svg:x2="24.766cm" svg:y2="9.995cm">
                <text:p/>
              </draw:line>
              <draw:line draw:style-name="gr14" draw:text-style-name="P1" draw:layer="layout" svg:x1="25.266cm" svg:y1="8.995cm" svg:x2="24.766cm" svg:y2="8.995cm">
                <text:p/>
              </draw:line>
              <draw:line draw:style-name="gr14" draw:text-style-name="P1" draw:layer="layout" svg:x1="25.266cm" svg:y1="9.995cm" svg:x2="24.766cm" svg:y2="9.995cm">
                <text:p/>
              </draw:line>
            </draw:g>
            <draw:line draw:style-name="gr15" draw:text-style-name="P1" draw:layer="layout" svg:x1="24.766cm" svg:y1="9.494cm" svg:x2="23.016cm" svg:y2="9.494cm">
              <text:p/>
            </draw:line>
          </draw:g>
        </draw:g>
        <draw:g>
          <draw:frame draw:style-name="gr16" draw:text-style-name="P5" draw:layer="layout" svg:width="0.76cm" svg:height="0.638cm" svg:x="25.99cm" svg:y="7.225cm">
            <draw:text-box>
              <text:p text:style-name="P4"><text:span text:style-name="T1"><text:s/></text:span><text:span text:style-name="T1">N</text:span></text:p>
            </draw:text-box>
          </draw:frame>
          <draw:custom-shape draw:style-name="gr5" draw:text-style-name="P22" draw:layer="layout" svg:width="1cm" svg:height="1cm" svg:x="25.99cm" svg:y="7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custom-shape draw:style-name="gr11" draw:text-style-name="P12" draw:layer="layout" svg:width="1.5cm" svg:height="0.75cm" svg:x="13.75cm" svg:y="8.5cm">
            <text:p text:style-name="P10"><text:span text:style-name="T4"/></text:p>
            <text:p text:style-name="P10"><text:span text:style-name="T7">Д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3" draw:layer="layout" svg:x1="14cm" svg:y1="9cm" svg:x2="14cm" svg:y2="10cm">
            <text:p/>
          </draw:line>
          <draw:frame draw:style-name="gr12" draw:text-style-name="P19" draw:layer="layout" svg:width="1.124cm" svg:height="0.559cm" svg:x="15.376cm" svg:y="7.25cm">
            <draw:text-box>
              <text:p><text:span text:style-name="T7">Нет</text:span></text:p>
            </draw:text-box>
          </draw:frame>
          <draw:line draw:style-name="gr1" draw:text-style-name="P13" draw:layer="layout" svg:x1="16.5cm" svg:y1="8cm" svg:x2="15.5cm" svg:y2="8cm">
            <text:p/>
          </draw:line>
          <draw:line draw:style-name="gr1" draw:text-style-name="P13" draw:layer="layout" svg:x1="12.5cm" svg:y1="8cm" svg:x2="14cm" svg:y2="9cm">
            <text:p/>
          </draw:line>
          <draw:line draw:style-name="gr1" draw:text-style-name="P13" draw:layer="layout" svg:x1="12.5cm" svg:y1="8cm" svg:x2="14cm" svg:y2="7cm">
            <text:p/>
          </draw:line>
          <draw:line draw:style-name="gr1" draw:text-style-name="P13" draw:layer="layout" svg:x1="15.5cm" svg:y1="8cm" svg:x2="14cm" svg:y2="9cm">
            <text:p/>
          </draw:line>
          <draw:line draw:style-name="gr1" draw:text-style-name="P13" draw:layer="layout" svg:x1="15.5cm" svg:y1="8cm" svg:x2="14cm" svg:y2="7cm">
            <text:p/>
          </draw:line>
          <draw:custom-shape draw:style-name="gr10" draw:text-style-name="P18" draw:layer="layout" svg:width="2.5cm" svg:height="2cm" svg:x="12.75cm" svg:y="7cm">
            <text:p text:style-name="P17"><text:span text:style-name="T7">Условие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2" draw:text-style-name="P19" draw:layer="layout" svg:width="1.124cm" svg:height="0.559cm" svg:x="15.376cm" svg:y="7.25cm">
            <draw:text-box>
              <text:p><text:span text:style-name="T7">Нет</text:span></text:p>
            </draw:text-box>
          </draw:frame>
        </draw:g>
        <draw:g>
          <draw:frame draw:style-name="gr17" draw:text-style-name="P23" draw:layer="layout" svg:width="1.107cm" svg:height="0.587cm" svg:x="13.75cm" svg:y="13.437cm">
            <draw:text-box>
              <text:p><text:span text:style-name="T7">i=i+1</text:span></text:p>
            </draw:text-box>
          </draw:frame>
          <draw:line draw:style-name="gr18" draw:text-style-name="P13" draw:layer="layout" svg:x1="13cm" svg:y1="14cm" svg:x2="16cm" svg:y2="14cm">
            <text:p/>
          </draw:line>
          <draw:line draw:style-name="gr18" draw:text-style-name="P13" draw:layer="layout" svg:x1="13cm" svg:y1="14cm" svg:x2="13cm" svg:y2="12.5cm">
            <text:p/>
          </draw:line>
          <draw:line draw:style-name="gr18" draw:text-style-name="P13" draw:layer="layout" svg:x1="16cm" svg:y1="14cm" svg:x2="16cm" svg:y2="12.5cm">
            <text:p/>
          </draw:line>
          <draw:line draw:style-name="gr18" draw:text-style-name="P13" draw:layer="layout" svg:x1="13.5cm" svg:y1="12cm" svg:x2="15.5cm" svg:y2="12cm">
            <text:p/>
          </draw:line>
          <draw:line draw:style-name="gr18" draw:text-style-name="P13" draw:layer="layout" svg:x1="13.5cm" svg:y1="12cm" svg:x2="13cm" svg:y2="12.5cm">
            <text:p/>
          </draw:line>
          <draw:line draw:style-name="gr18" draw:text-style-name="P13" draw:layer="layout" svg:x1="15.5cm" svg:y1="12cm" svg:x2="16cm" svg:y2="12.5cm">
            <text:p/>
          </draw:line>
          <draw:frame draw:style-name="gr19" draw:text-style-name="P25" draw:layer="layout" svg:width="0.857cm" svg:height="0.587cm" svg:x="13.893cm" svg:y="12.188cm">
            <draw:text-box>
              <text:p text:style-name="P24"><text:span text:style-name="T7">i=1</text:span></text:p>
            </draw:text-box>
          </draw:frame>
          <draw:frame draw:style-name="gr20" draw:text-style-name="P26" draw:layer="layout" svg:width="1.352cm" svg:height="0.638cm" svg:x="13.509cm" svg:y="12.7cm">
            <draw:text-box>
              <text:p><text:span text:style-name="T8"><text:s text:c="2"/></text:span><text:span text:style-name="T7">i&lt;=n</text:span></text:p>
            </draw:text-box>
          </draw:frame>
        </draw:g>
        <draw:g>
          <draw:frame draw:style-name="gr21" draw:text-style-name="P26" draw:layer="layout" svg:width="0.616cm" svg:height="0.638cm" svg:x="14.25cm" svg:y="16.638cm">
            <draw:text-box>
              <text:p><text:span text:style-name="T8">i</text:span></text:p>
            </draw:text-box>
          </draw:frame>
          <draw:line draw:style-name="gr18" draw:text-style-name="P13" draw:layer="layout" svg:x1="13cm" svg:y1="16cm" svg:x2="16cm" svg:y2="16cm">
            <text:p/>
          </draw:line>
          <draw:line draw:style-name="gr18" draw:text-style-name="P13" draw:layer="layout" svg:x1="13cm" svg:y1="16cm" svg:x2="13cm" svg:y2="17.5cm">
            <text:p/>
          </draw:line>
          <draw:line draw:style-name="gr18" draw:text-style-name="P13" draw:layer="layout" svg:x1="16cm" svg:y1="16cm" svg:x2="16cm" svg:y2="17.5cm">
            <text:p/>
          </draw:line>
          <draw:line draw:style-name="gr18" draw:text-style-name="P13" draw:layer="layout" svg:x1="13.5cm" svg:y1="18cm" svg:x2="15.5cm" svg:y2="18cm">
            <text:p/>
          </draw:line>
          <draw:line draw:style-name="gr18" draw:text-style-name="P13" draw:layer="layout" svg:x1="13.5cm" svg:y1="18cm" svg:x2="13cm" svg:y2="17.5cm">
            <text:p/>
          </draw:line>
          <draw:line draw:style-name="gr18" draw:text-style-name="P13" draw:layer="layout" svg:x1="15.5cm" svg:y1="18cm" svg:x2="16cm" svg:y2="17.5cm">
            <text:p/>
          </draw:line>
        </draw:g>
        <draw:g>
          <draw:frame draw:style-name="gr16" draw:text-style-name="P5" draw:layer="layout" svg:width="0.76cm" svg:height="0.638cm" svg:x="5cm" svg:y="15.225cm">
            <draw:text-box>
              <text:p text:style-name="P4"><text:span text:style-name="T1"><text:s/></text:span><text:span text:style-name="T1">N</text:span></text:p>
            </draw:text-box>
          </draw:frame>
          <draw:custom-shape draw:style-name="gr5" draw:text-style-name="P22" draw:layer="layout" svg:width="1cm" svg:height="1cm" svg:x="5cm" svg:y="15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g>
            <draw:line draw:style-name="gr1" draw:text-style-name="P13" draw:layer="layout" svg:x1="11.999cm" svg:y1="4.5cm" svg:x2="14.999cm" svg:y2="4.5cm">
              <text:p/>
            </draw:line>
            <draw:custom-shape draw:style-name="gr6" draw:text-style-name="P9" draw:layer="layout" svg:width="3.001cm" svg:height="2.001cm" svg:x="11.999cm" svg:y="3.999cm">
              <text:p text:style-name="P7"><text:span text:style-name="T2"/></text:p>
              <text:p text:style-name="P7"><text:span text:style-name="T2"/></text:p>
              <text:p text:style-name="P8"><text:span text:style-name="T3">Подпрог</text:span></text:p>
              <text:p text:style-name="P7"><text:span text:style-name="T2"/></text:p>
              <text:p text:style-name="P7"><text:span text:style-name="T2"/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draw:g>
        </draw:g>
        <draw:g>
          <draw:line draw:style-name="gr1" draw:text-style-name="P13" draw:layer="layout" svg:x1="7.249cm" svg:y1="6cm" svg:x2="7.249cm" svg:y2="4.001cm">
            <text:p/>
          </draw:line>
          <draw:line draw:style-name="gr1" draw:text-style-name="P13" draw:layer="layout" svg:x1="9.749cm" svg:y1="6cm" svg:x2="9.749cm" svg:y2="4.001cm">
            <text:p/>
          </draw:line>
          <draw:custom-shape draw:style-name="gr22" draw:text-style-name="P9" draw:layer="layout" svg:width="3.001cm" svg:height="2cm" svg:x="6.999cm" svg:y="4cm">
            <text:p text:style-name="P7"><text:span text:style-name="T2"/></text:p>
            <text:p text:style-name="P7"><text:span text:style-name="T2"/></text:p>
            <text:p text:style-name="P8"><text:span text:style-name="T3">Предопр.</text:span><text:span text:style-name="T3"><text:line-break/></text:span><text:span text:style-name="T3">проц.</text:span></text:p>
            <text:p text:style-name="P7"><text:span text:style-name="T2"/></text:p>
            <text:p text:style-name="P7"><text:span text:style-name="T2"/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ustom-shape draw:style-name="gr7" draw:text-style-name="P12" draw:layer="layout" svg:width="3cm" svg:height="2cm" svg:x="7cm" svg:y="1cm">
          <text:p text:style-name="P10"><text:span text:style-name="T4"/></text:p>
          <text:p text:style-name="P11"><text:span text:style-name="T5">Вывод </text:span></text:p>
          <text:p text:style-name="P10"><text:span text:style-name="T4"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3" draw:text-style-name="P13" draw:layer="layout" svg:x1="2.015cm" svg:y1="15.948cm" svg:x2="4.005cm" svg:y2="18.108cm" svg:d="M2015 15948v1080h1990v1080" svg:viewBox="0 0 1991 2161">
          <text:p/>
        </draw:connector>
      </draw:page>
      <draw:page draw:name="page2" draw:style-name="dp1" draw:master-page-name="Default">
        <draw:custom-shape draw:style-name="gr13" draw:text-style-name="P12" draw:layer="layout" svg:width="3cm" svg:height="1cm" svg:x="15cm" svg:y="2cm">
          <text:p text:style-name="P10"><text:span text:style-name="T4"/></text:p>
          <text:p text:style-name="P10"><text:span text:style-name="T7">Конец</text:span></text:p>
          <text:p text:style-name="P10"><text:span text:style-name="T4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12" draw:layer="layout" svg:width="3cm" svg:height="1cm" svg:x="3cm" svg:y="1cm">
          <text:p text:style-name="P10"><text:span text:style-name="T4"/></text:p>
          <text:p text:style-name="P10"><text:span text:style-name="T7">start_reg()</text:span></text:p>
          <text:p text:style-name="P10"><text:span text:style-name="T4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9" draw:layer="layout" svg:width="3.001cm" svg:height="2.001cm" svg:x="2.989cm" svg:y="6cm">
          <text:p text:style-name="P7"><text:span text:style-name="T2"/></text:p>
          <text:p text:style-name="P7"><text:span text:style-name="T2"/></text:p>
          <text:p text:style-name="P8"><text:span text:style-name="T3">success =</text:span></text:p>
          <text:p text:style-name="P8"><text:span text:style-name="T3">self.check_passw()</text:span></text:p>
          <text:p text:style-name="P8"><text:span text:style-name="T3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4" draw:text-style-name="P27" draw:layer="layout" svg:x1="4.5cm" svg:y1="2cm" svg:x2="4.5cm" svg:y2="3cm">
          <text:p/>
        </draw:line>
        <draw:g>
          <draw:line draw:style-name="gr1" draw:text-style-name="P13" draw:layer="layout" svg:x1="2.99cm" svg:y1="10cm" svg:x2="4.49cm" svg:y2="11cm">
            <text:p/>
          </draw:line>
          <draw:line draw:style-name="gr1" draw:text-style-name="P13" draw:layer="layout" svg:x1="2.99cm" svg:y1="10cm" svg:x2="4.49cm" svg:y2="9cm">
            <text:p/>
          </draw:line>
          <draw:line draw:style-name="gr1" draw:text-style-name="P13" draw:layer="layout" svg:x1="5.99cm" svg:y1="10cm" svg:x2="4.49cm" svg:y2="11cm">
            <text:p/>
          </draw:line>
          <draw:line draw:style-name="gr1" draw:text-style-name="P13" draw:layer="layout" svg:x1="5.99cm" svg:y1="10cm" svg:x2="4.49cm" svg:y2="9cm">
            <text:p/>
          </draw:line>
          <draw:custom-shape draw:style-name="gr10" draw:text-style-name="P18" draw:layer="layout" svg:width="2.5cm" svg:height="2cm" svg:x="3.24cm" svg:y="9cm">
            <text:p text:style-name="P28"><text:span text:style-name="T3">success =</text:span></text:p>
            <text:p text:style-name="P28"><text:span text:style-name="T3">fals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2" draw:text-style-name="P19" draw:layer="layout" svg:width="1.124cm" svg:height="0.559cm" svg:x="5.99cm" svg:y="9.25cm">
            <draw:text-box>
              <text:p><text:span text:style-name="T7">Да</text:span></text:p>
            </draw:text-box>
          </draw:frame>
          <draw:line draw:style-name="gr1" draw:text-style-name="P13" draw:layer="layout" svg:x1="6.99cm" svg:y1="10cm" svg:x2="5.99cm" svg:y2="10cm">
            <text:p/>
          </draw:line>
          <draw:custom-shape draw:style-name="gr11" draw:text-style-name="P12" draw:layer="layout" svg:width="1.5cm" svg:height="0.75cm" svg:x="4.24cm" svg:y="10.5cm">
            <text:p text:style-name="P10"><text:span text:style-name="T4"/></text:p>
            <text:p text:style-name="P10"><text:span text:style-name="T7">Не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3" draw:layer="layout" svg:x1="4.49cm" svg:y1="11cm" svg:x2="4.49cm" svg:y2="12cm">
            <text:p/>
          </draw:line>
        </draw:g>
        <draw:line draw:style-name="gr24" draw:text-style-name="P27" draw:layer="layout" svg:x1="4.49cm" svg:y1="8cm" svg:x2="4.49cm" svg:y2="9cm">
          <text:p/>
        </draw:line>
        <draw:g>
          <draw:frame draw:style-name="gr16" draw:text-style-name="P5" draw:layer="layout" svg:width="0.76cm" svg:height="0.638cm" svg:x="6.99cm" svg:y="9.725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6.99cm" svg:y="9.5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16" draw:text-style-name="P5" draw:layer="layout" svg:width="0.76cm" svg:height="0.638cm" svg:x="0.99cm" svg:y="2.225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0.99cm" svg:y="2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line draw:style-name="gr24" draw:text-style-name="P27" draw:layer="layout" svg:x1="4.5cm" svg:y1="2.5cm" svg:x2="2cm" svg:y2="2.5cm">
          <text:p/>
        </draw:line>
        <draw:line draw:style-name="gr24" draw:text-style-name="P27" draw:layer="layout" svg:x1="4.5cm" svg:y1="5cm" svg:x2="4.5cm" svg:y2="6cm">
          <text:p/>
        </draw:line>
        <draw:custom-shape draw:style-name="gr7" draw:text-style-name="P12" draw:layer="layout" svg:width="3cm" svg:height="2cm" svg:x="3cm" svg:y="3cm">
          <text:p text:style-name="P10"><text:span text:style-name="T4"/></text:p>
          <text:p text:style-name="P11"><text:span text:style-name="T5">Ввод</text:span></text:p>
          <text:p text:style-name="P11"><text:span text:style-name="T5">login, pwd </text:span></text:p>
          <text:p text:style-name="P10"><text:span text:style-name="T4"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>
          <draw:line draw:style-name="gr1" draw:text-style-name="P13" draw:layer="layout" svg:x1="3cm" svg:y1="13cm" svg:x2="4.5cm" svg:y2="14cm">
            <text:p/>
          </draw:line>
          <draw:line draw:style-name="gr1" draw:text-style-name="P13" draw:layer="layout" svg:x1="3cm" svg:y1="13cm" svg:x2="4.5cm" svg:y2="12cm">
            <text:p/>
          </draw:line>
          <draw:line draw:style-name="gr1" draw:text-style-name="P13" draw:layer="layout" svg:x1="6cm" svg:y1="13cm" svg:x2="4.5cm" svg:y2="14cm">
            <text:p/>
          </draw:line>
          <draw:line draw:style-name="gr1" draw:text-style-name="P13" draw:layer="layout" svg:x1="6cm" svg:y1="13cm" svg:x2="4.5cm" svg:y2="12cm">
            <text:p/>
          </draw:line>
          <draw:custom-shape draw:style-name="gr25" draw:text-style-name="P29" draw:layer="layout" svg:width="2.5cm" svg:height="2cm" svg:x="3.25cm" svg:y="12cm">
            <text:p text:style-name="P28"><text:span text:style-name="T3">len(login) &gt; 50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2" draw:text-style-name="P19" draw:layer="layout" svg:width="1.124cm" svg:height="0.559cm" svg:x="6cm" svg:y="12.25cm">
            <draw:text-box>
              <text:p><text:span text:style-name="T7">Да</text:span></text:p>
            </draw:text-box>
          </draw:frame>
          <draw:line draw:style-name="gr1" draw:text-style-name="P13" draw:layer="layout" svg:x1="7cm" svg:y1="13cm" svg:x2="6cm" svg:y2="13cm">
            <text:p/>
          </draw:line>
          <draw:custom-shape draw:style-name="gr11" draw:text-style-name="P12" draw:layer="layout" svg:width="1.5cm" svg:height="0.75cm" svg:x="4.25cm" svg:y="13.5cm">
            <text:p text:style-name="P10"><text:span text:style-name="T4"/></text:p>
            <text:p text:style-name="P10"><text:span text:style-name="T7">Не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3" draw:layer="layout" svg:x1="4.5cm" svg:y1="14cm" svg:x2="4.5cm" svg:y2="15cm">
            <text:p/>
          </draw:line>
        </draw:g>
        <draw:g>
          <draw:frame draw:style-name="gr16" draw:text-style-name="P5" draw:layer="layout" svg:width="0.76cm" svg:height="0.638cm" svg:x="7cm" svg:y="12.725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7cm" svg:y="12.5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line draw:style-name="gr1" draw:text-style-name="P13" draw:layer="layout" svg:x1="3cm" svg:y1="16cm" svg:x2="4.5cm" svg:y2="17cm">
            <text:p/>
          </draw:line>
          <draw:line draw:style-name="gr1" draw:text-style-name="P13" draw:layer="layout" svg:x1="3cm" svg:y1="16cm" svg:x2="4.5cm" svg:y2="15cm">
            <text:p/>
          </draw:line>
          <draw:line draw:style-name="gr1" draw:text-style-name="P13" draw:layer="layout" svg:x1="6cm" svg:y1="16cm" svg:x2="4.5cm" svg:y2="17cm">
            <text:p/>
          </draw:line>
          <draw:line draw:style-name="gr1" draw:text-style-name="P13" draw:layer="layout" svg:x1="6cm" svg:y1="16cm" svg:x2="4.5cm" svg:y2="15cm">
            <text:p/>
          </draw:line>
          <draw:custom-shape draw:style-name="gr26" draw:text-style-name="P29" draw:layer="layout" svg:width="2.5cm" svg:height="2cm" svg:x="3.25cm" svg:y="15cm">
            <text:p text:style-name="P28"><text:span text:style-name="T3">len(login) &lt; 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2" draw:text-style-name="P19" draw:layer="layout" svg:width="1.124cm" svg:height="0.559cm" svg:x="6cm" svg:y="15.25cm">
            <draw:text-box>
              <text:p><text:span text:style-name="T7">Да</text:span></text:p>
            </draw:text-box>
          </draw:frame>
          <draw:line draw:style-name="gr1" draw:text-style-name="P13" draw:layer="layout" svg:x1="7cm" svg:y1="16cm" svg:x2="6cm" svg:y2="16cm">
            <text:p/>
          </draw:line>
          <draw:custom-shape draw:style-name="gr11" draw:text-style-name="P12" draw:layer="layout" svg:width="1.5cm" svg:height="0.75cm" svg:x="4.25cm" svg:y="16.5cm">
            <text:p text:style-name="P10"><text:span text:style-name="T4"/></text:p>
            <text:p text:style-name="P10"><text:span text:style-name="T7">Не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3" draw:layer="layout" svg:x1="4.5cm" svg:y1="17cm" svg:x2="4.5cm" svg:y2="18cm">
            <text:p/>
          </draw:line>
        </draw:g>
        <draw:g>
          <draw:frame draw:style-name="gr16" draw:text-style-name="P5" draw:layer="layout" svg:width="0.76cm" svg:height="0.638cm" svg:x="7cm" svg:y="15.725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7cm" svg:y="15.5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16" draw:text-style-name="P5" draw:layer="layout" svg:width="0.76cm" svg:height="0.638cm" svg:x="4cm" svg:y="18.225cm">
            <draw:text-box>
              <text:p text:style-name="P4"><text:span text:style-name="T1"><text:s/></text:span><text:span text:style-name="T1">2</text:span></text:p>
            </draw:text-box>
          </draw:frame>
          <draw:custom-shape draw:style-name="gr5" draw:text-style-name="P22" draw:layer="layout" svg:width="1cm" svg:height="1cm" svg:x="4cm" svg:y="18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16" draw:text-style-name="P5" draw:layer="layout" svg:width="0.76cm" svg:height="0.638cm" svg:x="10cm" svg:y="1.225cm">
            <draw:text-box>
              <text:p text:style-name="P4"><text:span text:style-name="T1"><text:s/></text:span><text:span text:style-name="T1">2</text:span></text:p>
            </draw:text-box>
          </draw:frame>
          <draw:custom-shape draw:style-name="gr5" draw:text-style-name="P22" draw:layer="layout" svg:width="1cm" svg:height="1cm" svg:x="10cm" svg:y="1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line draw:style-name="gr24" draw:text-style-name="P27" draw:layer="layout" svg:x1="10.51cm" svg:y1="2cm" svg:x2="10.51cm" svg:y2="3cm">
          <text:p/>
        </draw:line>
        <draw:custom-shape draw:style-name="gr6" draw:text-style-name="P9" draw:layer="layout" svg:width="3.001cm" svg:height="2.001cm" svg:x="8.998cm" svg:y="3cm">
          <text:p text:style-name="P7"><text:span text:style-name="T2"/></text:p>
          <text:p text:style-name="P7"><text:span text:style-name="T2"/></text:p>
          <text:p text:style-name="P8"><text:span text:style-name="T3"/></text:p>
          <text:p text:style-name="P8"><text:span text:style-name="T3">sql_error = 0</text:span></text:p>
          <text:p text:style-name="P8"><text:span text:style-name="T2">args = </text:span><text:span text:style-name="T2">(login,shift_</text:span><text:span text:style-name="T2">chars(pwd),0</text:span><text:span text:style-name="T2">)</text:span></text:p>
          <text:p text:style-name="P8"><text:span text:style-name="T3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3.001cm" svg:height="2.001cm" svg:x="8.999cm" svg:y="6cm">
          <text:p text:style-name="P7"><text:span text:style-name="T2"/></text:p>
          <text:p text:style-name="P7"><text:span text:style-name="T2"/></text:p>
          <text:p text:style-name="P8"><text:span text:style-name="T3"/></text:p>
          <text:p text:style-name="P8"><text:span text:style-name="T2"/></text:p>
          <text:p text:style-name="P8"><text:span text:style-name="T2">re</text:span><text:span text:style-name="T2">su</text:span><text:span text:style-name="T2">lts</text:span><text:span text:style-name="T2">=</text:span><text:span text:style-name="T2"><text:line-break/></text:span><text:span text:style-name="T2">ca</text:span><text:span text:style-name="T2">ll</text:span><text:span text:style-name="T2">pr</text:span><text:span text:style-name="T2">oc</text:span><text:span text:style-name="T2">('a</text:span><text:span text:style-name="T2">d</text:span><text:span text:style-name="T2">d</text:span><text:span text:style-name="T2">_</text:span><text:span text:style-name="T2">us</text:span><text:span text:style-name="T2">er'</text:span><text:span text:style-name="T2">,a</text:span><text:span text:style-name="T2">rg</text:span><text:span text:style-name="T2">s) </text:span></text:p>
          <text:p text:style-name="P8"><text:span text:style-name="T2"/></text:p>
          <text:p text:style-name="P8"><text:span text:style-name="T3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3.001cm" svg:height="2.001cm" svg:x="8.998cm" svg:y="8.999cm">
          <text:p text:style-name="P7"><text:span text:style-name="T2"/></text:p>
          <text:p text:style-name="P7"><text:span text:style-name="T2"/></text:p>
          <text:p text:style-name="P8"><text:span text:style-name="T3"/></text:p>
          <text:p text:style-name="P8"><text:span text:style-name="T2">sql_error = results[2]</text:span></text:p>
          <text:p text:style-name="P8"><text:span text:style-name="T3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4" draw:text-style-name="P27" draw:layer="layout" svg:x1="10.5cm" svg:y1="5cm" svg:x2="10.5cm" svg:y2="6cm">
          <text:p/>
        </draw:line>
        <draw:line draw:style-name="gr24" draw:text-style-name="P27" draw:layer="layout" svg:x1="10.5cm" svg:y1="8cm" svg:x2="10.5cm" svg:y2="9cm">
          <text:p/>
        </draw:line>
        <draw:line draw:style-name="gr24" draw:text-style-name="P27" draw:layer="layout" svg:x1="10.5cm" svg:y1="11cm" svg:x2="10.5cm" svg:y2="12cm">
          <text:p/>
        </draw:line>
        <draw:g>
          <draw:line draw:style-name="gr1" draw:text-style-name="P13" draw:layer="layout" svg:x1="8.99cm" svg:y1="13cm" svg:x2="10.49cm" svg:y2="14cm">
            <text:p/>
          </draw:line>
          <draw:line draw:style-name="gr1" draw:text-style-name="P13" draw:layer="layout" svg:x1="8.99cm" svg:y1="13cm" svg:x2="10.49cm" svg:y2="12cm">
            <text:p/>
          </draw:line>
          <draw:line draw:style-name="gr1" draw:text-style-name="P13" draw:layer="layout" svg:x1="11.99cm" svg:y1="13cm" svg:x2="10.49cm" svg:y2="14cm">
            <text:p/>
          </draw:line>
          <draw:line draw:style-name="gr1" draw:text-style-name="P13" draw:layer="layout" svg:x1="11.99cm" svg:y1="13cm" svg:x2="10.49cm" svg:y2="12cm">
            <text:p/>
          </draw:line>
          <draw:custom-shape draw:style-name="gr27" draw:text-style-name="P29" draw:layer="layout" svg:width="2.5cm" svg:height="2cm" svg:x="9.24cm" svg:y="12cm">
            <text:p text:style-name="P28"><text:span text:style-name="T3">sql_err</text:span><text:span text:style-name="T3">or = 10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2" draw:text-style-name="P19" draw:layer="layout" svg:width="1.124cm" svg:height="0.559cm" svg:x="11.99cm" svg:y="12.25cm">
            <draw:text-box>
              <text:p><text:span text:style-name="T7">Да</text:span></text:p>
            </draw:text-box>
          </draw:frame>
          <draw:line draw:style-name="gr1" draw:text-style-name="P13" draw:layer="layout" svg:x1="12.99cm" svg:y1="13cm" svg:x2="11.99cm" svg:y2="13cm">
            <text:p/>
          </draw:line>
          <draw:custom-shape draw:style-name="gr11" draw:text-style-name="P12" draw:layer="layout" svg:width="1.5cm" svg:height="0.75cm" svg:x="10.24cm" svg:y="13.5cm">
            <text:p text:style-name="P10"><text:span text:style-name="T4"/></text:p>
            <text:p text:style-name="P10"><text:span text:style-name="T7">Не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3" draw:layer="layout" svg:x1="10.49cm" svg:y1="14cm" svg:x2="10.49cm" svg:y2="15cm">
            <text:p/>
          </draw:line>
        </draw:g>
        <draw:g>
          <draw:frame draw:style-name="gr16" draw:text-style-name="P5" draw:layer="layout" svg:width="0.76cm" svg:height="0.638cm" svg:x="12.99cm" svg:y="12.725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12.99cm" svg:y="12.5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ustom-shape draw:style-name="gr6" draw:text-style-name="P9" draw:layer="layout" svg:width="3.001cm" svg:height="2.001cm" svg:x="9cm" svg:y="14.999cm">
          <text:p text:style-name="P7"><text:span text:style-name="T2"/></text:p>
          <text:p text:style-name="P7"><text:span text:style-name="T2"/></text:p>
          <text:p text:style-name="P8"><text:span text:style-name="T3"/></text:p>
          <text:p text:style-name="P8"><text:span text:style-name="T2">connect(user='pc_viewer', database='computer_db')</text:span></text:p>
          <text:p text:style-name="P8"><text:span text:style-name="T3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4" draw:text-style-name="P27" draw:layer="layout" svg:x1="10.5cm" svg:y1="17cm" svg:x2="10.5cm" svg:y2="18cm">
          <text:p/>
        </draw:line>
        <draw:custom-shape draw:style-name="gr13" draw:text-style-name="P12" draw:layer="layout" svg:width="3cm" svg:height="1cm" svg:x="9cm" svg:y="18cm">
          <text:p text:style-name="P10"><text:span text:style-name="T4"/></text:p>
          <text:p text:style-name="P10"><text:span text:style-name="T7">Возврат</text:span></text:p>
          <text:p text:style-name="P10"><text:span text:style-name="T4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12" draw:layer="layout" svg:width="3cm" svg:height="1cm" svg:x="2.996cm" svg:y="1.001cm">
          <text:p text:style-name="P10"><text:span text:style-name="T4"/></text:p>
          <text:p text:style-name="P10"><text:span text:style-name="T7">start_reg()</text:span></text:p>
          <text:p text:style-name="P10"><text:span text:style-name="T4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4" draw:text-style-name="P27" draw:layer="layout" svg:x1="4.496cm" svg:y1="2.001cm" svg:x2="4.496cm" svg:y2="3.001cm">
          <text:p/>
        </draw:line>
        <draw:line draw:style-name="gr24" draw:text-style-name="P27" draw:layer="layout" svg:x1="4.486cm" svg:y1="8.001cm" svg:x2="4.486cm" svg:y2="9.001cm">
          <text:p/>
        </draw:line>
        <draw:g>
          <draw:frame draw:style-name="gr16" draw:text-style-name="P5" draw:layer="layout" svg:width="0.76cm" svg:height="0.638cm" svg:x="6.986cm" svg:y="9.726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6.986cm" svg:y="9.501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16" draw:text-style-name="P5" draw:layer="layout" svg:width="0.76cm" svg:height="0.638cm" svg:x="0.986cm" svg:y="2.226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0.986cm" svg:y="2.001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line draw:style-name="gr24" draw:text-style-name="P27" draw:layer="layout" svg:x1="4.496cm" svg:y1="2.501cm" svg:x2="1.996cm" svg:y2="2.501cm">
          <text:p/>
        </draw:line>
        <draw:line draw:style-name="gr24" draw:text-style-name="P27" draw:layer="layout" svg:x1="4.496cm" svg:y1="5.001cm" svg:x2="4.496cm" svg:y2="6.001cm">
          <text:p/>
        </draw:line>
        <draw:g>
          <draw:frame draw:style-name="gr16" draw:text-style-name="P5" draw:layer="layout" svg:width="0.76cm" svg:height="0.638cm" svg:x="6.996cm" svg:y="12.726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6.996cm" svg:y="12.501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16" draw:text-style-name="P5" draw:layer="layout" svg:width="0.76cm" svg:height="0.638cm" svg:x="6.996cm" svg:y="15.726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6.996cm" svg:y="15.501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16" draw:text-style-name="P5" draw:layer="layout" svg:width="0.76cm" svg:height="0.638cm" svg:x="3.996cm" svg:y="18.226cm">
            <draw:text-box>
              <text:p text:style-name="P4"><text:span text:style-name="T1"><text:s/></text:span><text:span text:style-name="T1">2</text:span></text:p>
            </draw:text-box>
          </draw:frame>
          <draw:custom-shape draw:style-name="gr5" draw:text-style-name="P22" draw:layer="layout" svg:width="1cm" svg:height="1cm" svg:x="3.996cm" svg:y="18.001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line draw:style-name="gr24" draw:text-style-name="P27" draw:layer="layout" svg:x1="10.506cm" svg:y1="2.001cm" svg:x2="10.506cm" svg:y2="3.001cm">
          <text:p/>
        </draw:line>
        <draw:line draw:style-name="gr24" draw:text-style-name="P27" draw:layer="layout" svg:x1="10.496cm" svg:y1="5.001cm" svg:x2="10.496cm" svg:y2="6.001cm">
          <text:p/>
        </draw:line>
        <draw:line draw:style-name="gr24" draw:text-style-name="P27" draw:layer="layout" svg:x1="10.496cm" svg:y1="8.001cm" svg:x2="10.496cm" svg:y2="9.001cm">
          <text:p/>
        </draw:line>
        <draw:line draw:style-name="gr24" draw:text-style-name="P27" draw:layer="layout" svg:x1="10.496cm" svg:y1="11.001cm" svg:x2="10.496cm" svg:y2="12.001cm">
          <text:p/>
        </draw:line>
        <draw:line draw:style-name="gr24" draw:text-style-name="P27" draw:layer="layout" svg:x1="10.496cm" svg:y1="17.001cm" svg:x2="10.496cm" svg:y2="18.001cm">
          <text:p/>
        </draw:line>
        <draw:custom-shape draw:style-name="gr13" draw:text-style-name="P12" draw:layer="layout" svg:width="3cm" svg:height="1cm" svg:x="8.996cm" svg:y="18.001cm">
          <text:p text:style-name="P10"><text:span text:style-name="T4"/></text:p>
          <text:p text:style-name="P10"><text:span text:style-name="T7">Возврат</text:span></text:p>
          <text:p text:style-name="P10"><text:span text:style-name="T4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3" draw:style-name="dp1" draw:master-page-name="Default">
        <draw:custom-shape draw:style-name="gr13" draw:text-style-name="P12" draw:layer="layout" svg:width="3cm" svg:height="1cm" svg:x="2.996cm" svg:y="1.001cm">
          <text:p text:style-name="P10"><text:span text:style-name="T4"/></text:p>
          <text:p text:style-name="P10"><text:span text:style-name="T7">start_auth()</text:span></text:p>
          <text:p text:style-name="P10"><text:span text:style-name="T4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9" draw:layer="layout" svg:width="3.001cm" svg:height="2.001cm" svg:x="3cm" svg:y="9cm">
          <text:p text:style-name="P7"><text:span text:style-name="T2"/></text:p>
          <text:p text:style-name="P7"><text:span text:style-name="T2"/></text:p>
          <text:p text:style-name="P8"><text:span text:style-name="T9">results = callproc("check_user", args)</text:span></text:p>
          <text:p text:style-name="P7"><text:span text:style-name="T6"/></text:p>
          <text:p text:style-name="P7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4" draw:text-style-name="P27" draw:layer="layout" svg:x1="4.496cm" svg:y1="2.001cm" svg:x2="4.496cm" svg:y2="3.001cm">
          <text:p/>
        </draw:line>
        <draw:line draw:style-name="gr24" draw:text-style-name="P27" draw:layer="layout" svg:x1="4.501cm" svg:y1="11cm" svg:x2="4.501cm" svg:y2="12cm">
          <text:p/>
        </draw:line>
        <draw:g>
          <draw:frame draw:style-name="gr16" draw:text-style-name="P5" draw:layer="layout" svg:width="0.76cm" svg:height="0.638cm" svg:x="1.25cm" svg:y="2.25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0.986cm" svg:y="2.001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line draw:style-name="gr24" draw:text-style-name="P27" draw:layer="layout" svg:x1="4.496cm" svg:y1="2.501cm" svg:x2="1.996cm" svg:y2="2.501cm">
          <text:p/>
        </draw:line>
        <draw:line draw:style-name="gr24" draw:text-style-name="P27" draw:layer="layout" svg:x1="4.496cm" svg:y1="5.001cm" svg:x2="4.496cm" svg:y2="6.001cm">
          <text:p/>
        </draw:line>
        <draw:custom-shape draw:style-name="gr7" draw:text-style-name="P12" draw:layer="layout" svg:width="3cm" svg:height="2cm" svg:x="2.996cm" svg:y="3.001cm">
          <text:p text:style-name="P10"><text:span text:style-name="T4"/></text:p>
          <text:p text:style-name="P11"><text:span text:style-name="T5">Ввод</text:span></text:p>
          <text:p text:style-name="P11"><text:span text:style-name="T5">login, pwd </text:span></text:p>
          <text:p text:style-name="P10"><text:span text:style-name="T10"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>
          <draw:line draw:style-name="gr1" draw:text-style-name="P13" draw:layer="layout" svg:x1="2.99cm" svg:y1="13cm" svg:x2="4.49cm" svg:y2="14cm">
            <text:p/>
          </draw:line>
          <draw:line draw:style-name="gr1" draw:text-style-name="P13" draw:layer="layout" svg:x1="2.99cm" svg:y1="13cm" svg:x2="4.49cm" svg:y2="12cm">
            <text:p/>
          </draw:line>
          <draw:line draw:style-name="gr1" draw:text-style-name="P13" draw:layer="layout" svg:x1="5.99cm" svg:y1="13cm" svg:x2="4.49cm" svg:y2="14cm">
            <text:p/>
          </draw:line>
          <draw:line draw:style-name="gr1" draw:text-style-name="P13" draw:layer="layout" svg:x1="5.99cm" svg:y1="13cm" svg:x2="4.49cm" svg:y2="12cm">
            <text:p/>
          </draw:line>
          <draw:custom-shape draw:style-name="gr28" draw:text-style-name="P29" draw:layer="layout" svg:width="2.5cm" svg:height="2cm" svg:x="3.24cm" svg:y="12cm">
            <text:p text:style-name="P28"><text:span text:style-name="T3">results[3] = 10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2" draw:text-style-name="P19" draw:layer="layout" svg:width="1.124cm" svg:height="0.559cm" svg:x="6.126cm" svg:y="12.25cm">
            <draw:text-box>
              <text:p><text:span text:style-name="T7">Да</text:span></text:p>
            </draw:text-box>
          </draw:frame>
          <draw:line draw:style-name="gr1" draw:text-style-name="P13" draw:layer="layout" svg:x1="6.99cm" svg:y1="13cm" svg:x2="5.99cm" svg:y2="13cm">
            <text:p/>
          </draw:line>
          <draw:custom-shape draw:style-name="gr11" draw:text-style-name="P12" draw:layer="layout" svg:width="1.5cm" svg:height="0.75cm" svg:x="4.5cm" svg:y="13.5cm">
            <text:p text:style-name="P10"><text:span text:style-name="T4"/></text:p>
            <text:p text:style-name="P10"><text:span text:style-name="T7">Не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3" draw:layer="layout" svg:x1="4.49cm" svg:y1="14cm" svg:x2="4.49cm" svg:y2="15cm">
            <text:p/>
          </draw:line>
          <draw:frame draw:style-name="gr29" draw:text-style-name="P19" draw:layer="layout" svg:width="2cm" svg:height="1.422cm" svg:x="10.5cm" svg:y="6.25cm">
            <draw:text-box>
              <text:p><text:span text:style-name="T7">“</text:span><text:span text:style-name="T7">USR”</text:span></text:p>
            </draw:text-box>
          </draw:frame>
          <draw:frame draw:style-name="gr29" draw:text-style-name="P19" draw:layer="layout" svg:width="2cm" svg:height="1.422cm" svg:x="10.5cm" svg:y="9.25cm">
            <draw:text-box>
              <text:p><text:span text:style-name="T7">“</text:span><text:span text:style-name="T7">MNG”</text:span></text:p>
            </draw:text-box>
          </draw:frame>
          <draw:frame draw:style-name="gr29" draw:text-style-name="P19" draw:layer="layout" svg:width="2cm" svg:height="1.422cm" svg:x="10.5cm" svg:y="12.203cm">
            <draw:text-box>
              <text:p><text:span text:style-name="T7">“</text:span><text:span text:style-name="T7">ADM”</text:span></text:p>
            </draw:text-box>
          </draw:frame>
        </draw:g>
        <draw:g>
          <draw:frame draw:style-name="gr16" draw:text-style-name="P5" draw:layer="layout" svg:width="0.76cm" svg:height="0.638cm" svg:x="7.24cm" svg:y="12.75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6.99cm" svg:y="12.5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16" draw:text-style-name="P5" draw:layer="layout" svg:width="0.76cm" svg:height="0.638cm" svg:x="4.24cm" svg:y="18.25cm">
            <draw:text-box>
              <text:p text:style-name="P4"><text:span text:style-name="T1"><text:s/></text:span><text:span text:style-name="T1">2</text:span></text:p>
            </draw:text-box>
          </draw:frame>
          <draw:custom-shape draw:style-name="gr5" draw:text-style-name="P22" draw:layer="layout" svg:width="1cm" svg:height="1cm" svg:x="4cm" svg:y="18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16" draw:text-style-name="P5" draw:layer="layout" svg:width="0.76cm" svg:height="0.638cm" svg:x="10.24cm" svg:y="1.25cm">
            <draw:text-box>
              <text:p text:style-name="P4"><text:span text:style-name="T1"><text:s/></text:span><text:span text:style-name="T1">2</text:span></text:p>
            </draw:text-box>
          </draw:frame>
          <draw:custom-shape draw:style-name="gr5" draw:text-style-name="P22" draw:layer="layout" svg:width="1cm" svg:height="1cm" svg:x="9.996cm" svg:y="1.001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line draw:style-name="gr24" draw:text-style-name="P27" draw:layer="layout" svg:x1="10.506cm" svg:y1="2.001cm" svg:x2="10.506cm" svg:y2="3.001cm">
          <text:p/>
        </draw:line>
        <draw:custom-shape draw:style-name="gr13" draw:text-style-name="P12" draw:layer="layout" svg:width="3cm" svg:height="1cm" svg:x="9cm" svg:y="15cm">
          <text:p text:style-name="P10"><text:span text:style-name="T4"/></text:p>
          <text:p text:style-name="P10"><text:span text:style-name="T7">Возврат</text:span></text:p>
          <text:p text:style-name="P10"><text:span text:style-name="T4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9" draw:layer="layout" svg:width="3.001cm" svg:height="2.001cm" svg:x="3cm" svg:y="6cm">
          <text:p text:style-name="P7"><text:span text:style-name="T2"/></text:p>
          <text:p text:style-name="P7"><text:span text:style-name="T2"/></text:p>
          <text:p text:style-name="P8"><text:span text:style-name="T9">args = [login,shift_chars(pwd),'USR',0]</text:span></text:p>
          <text:p text:style-name="P7"><text:span text:style-name="T6"/></text:p>
          <text:p text:style-name="P7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4" draw:text-style-name="P27" draw:layer="layout" svg:x1="4.501cm" svg:y1="8cm" svg:x2="4.501cm" svg:y2="9cm">
          <text:p/>
        </draw:line>
        <draw:g>
          <draw:line draw:style-name="gr1" draw:text-style-name="P13" draw:layer="layout" svg:x1="9cm" svg:y1="4cm" svg:x2="10.5cm" svg:y2="5cm">
            <text:p/>
          </draw:line>
          <draw:line draw:style-name="gr1" draw:text-style-name="P13" draw:layer="layout" svg:x1="9cm" svg:y1="4cm" svg:x2="10.5cm" svg:y2="3cm">
            <text:p/>
          </draw:line>
          <draw:line draw:style-name="gr1" draw:text-style-name="P13" draw:layer="layout" svg:x1="12cm" svg:y1="4cm" svg:x2="10.5cm" svg:y2="5cm">
            <text:p/>
          </draw:line>
          <draw:line draw:style-name="gr1" draw:text-style-name="P13" draw:layer="layout" svg:x1="12cm" svg:y1="4cm" svg:x2="10.5cm" svg:y2="3cm">
            <text:p/>
          </draw:line>
          <draw:custom-shape draw:style-name="gr30" draw:text-style-name="P29" draw:layer="layout" svg:width="2.5cm" svg:height="2cm" svg:x="9.25cm" svg:y="3cm">
            <text:p text:style-name="P28"><text:span text:style-name="T3">rol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1" draw:text-style-name="P13" draw:layer="layout" svg:x1="10.5cm" svg:y1="5cm" svg:x2="10.5cm" svg:y2="15cm">
            <text:p/>
          </draw:line>
          <draw:line draw:style-name="gr1" draw:text-style-name="P13" draw:layer="layout" svg:x1="10.5cm" svg:y1="7cm" svg:x2="13cm" svg:y2="7cm">
            <text:p/>
          </draw:line>
          <draw:line draw:style-name="gr1" draw:text-style-name="P13" draw:layer="layout" svg:x1="10.5cm" svg:y1="10cm" svg:x2="13cm" svg:y2="10cm">
            <text:p/>
          </draw:line>
          <draw:line draw:style-name="gr1" draw:text-style-name="P13" draw:layer="layout" svg:x1="10.5cm" svg:y1="13cm" svg:x2="13cm" svg:y2="13cm">
            <text:p/>
          </draw:line>
          <draw:line draw:style-name="gr1" draw:text-style-name="P13" draw:layer="layout" svg:x1="17cm" svg:y1="13cm" svg:x2="16cm" svg:y2="13cm">
            <text:p/>
          </draw:line>
          <draw:line draw:style-name="gr1" draw:text-style-name="P13" draw:layer="layout" svg:x1="17cm" svg:y1="10cm" svg:x2="16cm" svg:y2="10cm">
            <text:p/>
          </draw:line>
          <draw:line draw:style-name="gr1" draw:text-style-name="P13" draw:layer="layout" svg:x1="17cm" svg:y1="7cm" svg:x2="16cm" svg:y2="7cm">
            <text:p/>
          </draw:line>
          <draw:line draw:style-name="gr1" draw:text-style-name="P13" draw:layer="layout" svg:x1="10.5cm" svg:y1="14.5cm" svg:x2="8cm" svg:y2="14.5cm">
            <text:p/>
          </draw:line>
        </draw:g>
        <draw:custom-shape draw:style-name="gr6" draw:text-style-name="P9" draw:layer="layout" svg:width="3.001cm" svg:height="2.001cm" svg:x="3cm" svg:y="14.999cm">
          <text:p text:style-name="P7"><text:span text:style-name="T2"/></text:p>
          <text:p text:style-name="P7"><text:span text:style-name="T2"/></text:p>
          <text:p text:style-name="P8"><text:span text:style-name="T9">role = results[2]</text:span></text:p>
          <text:p text:style-name="P7"><text:span text:style-name="T6"/></text:p>
          <text:p text:style-name="P7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4" draw:text-style-name="P27" draw:layer="layout" svg:x1="4.5cm" svg:y1="17cm" svg:x2="4.5cm" svg:y2="18cm">
          <text:p/>
        </draw:line>
        <draw:custom-shape draw:style-name="gr6" draw:text-style-name="P9" draw:layer="layout" svg:width="3.001cm" svg:height="2.001cm" svg:x="12.999cm" svg:y="5.998cm">
          <text:p text:style-name="P7"><text:span text:style-name="T2"/></text:p>
          <text:p text:style-name="P7"><text:span text:style-name="T9">connect(user='pc_viewer', database='computer_db')</text:span></text:p>
          <text:p text:style-name="P7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3.001cm" svg:height="2.001cm" svg:x="12.999cm" svg:y="8.999cm">
          <text:p text:style-name="P7"><text:span text:style-name="T2"/></text:p>
          <text:p text:style-name="P7"><text:span text:style-name="T9">c</text:span><text:span text:style-name="T9">o</text:span><text:span text:style-name="T9">n</text:span><text:span text:style-name="T9">n</text:span><text:span text:style-name="T9">e</text:span><text:span text:style-name="T9">c</text:span><text:span text:style-name="T9">t</text:span><text:span text:style-name="T9">(</text:span><text:span text:style-name="T9">u</text:span><text:span text:style-name="T9">s</text:span><text:span text:style-name="T9">e</text:span><text:span text:style-name="T9">r</text:span><text:span text:style-name="T9">=</text:span><text:span text:style-name="T9">'</text:span><text:span text:style-name="T9">p</text:span><text:span text:style-name="T9">c</text:span><text:span text:style-name="T9">_</text:span><text:span text:style-name="T9">m</text:span><text:span text:style-name="T9">a</text:span><text:span text:style-name="T9">n</text:span><text:span text:style-name="T9">a</text:span><text:span text:style-name="T9">g</text:span><text:span text:style-name="T9">e</text:span><text:span text:style-name="T9">r</text:span><text:span text:style-name="T9">'</text:span><text:span text:style-name="T9">, </text:span><text:span text:style-name="T9">d</text:span><text:span text:style-name="T9">a</text:span><text:span text:style-name="T9">t</text:span><text:span text:style-name="T9">a</text:span><text:span text:style-name="T9">b</text:span><text:span text:style-name="T9">a</text:span><text:span text:style-name="T9">s</text:span><text:span text:style-name="T9">e</text:span><text:span text:style-name="T9">=</text:span><text:span text:style-name="T9">'</text:span><text:span text:style-name="T9">c</text:span><text:span text:style-name="T9">o</text:span><text:span text:style-name="T9">m</text:span><text:span text:style-name="T9">p</text:span><text:span text:style-name="T9">u</text:span><text:span text:style-name="T9">t</text:span><text:span text:style-name="T9">e</text:span><text:span text:style-name="T9">r</text:span><text:span text:style-name="T9">_</text:span><text:span text:style-name="T9">d</text:span><text:span text:style-name="T9">b</text:span><text:span text:style-name="T9">'</text:span><text:span text:style-name="T9">)</text:span></text:p>
          <text:p text:style-name="P7"><text:span text:style-name="T9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3.001cm" svg:height="2.001cm" svg:x="12.999cm" svg:y="11.999cm">
          <text:p text:style-name="P7"><text:span text:style-name="T2"/></text:p>
          <text:p text:style-name="P7"><text:span text:style-name="T9">connect(user='</text:span><text:span text:style-name="T9">pc_admin', </text:span><text:span text:style-name="T9">database='com</text:span><text:span text:style-name="T9">puter_db')</text:span></text:p>
          <text:p text:style-name="P7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frame draw:style-name="gr16" draw:text-style-name="P5" draw:layer="layout" svg:width="0.76cm" svg:height="0.638cm" svg:x="7.25cm" svg:y="14.225cm">
            <draw:text-box>
              <text:p text:style-name="P4"><text:span text:style-name="T1"><text:s/></text:span><text:span text:style-name="T1">3</text:span></text:p>
            </draw:text-box>
          </draw:frame>
          <draw:custom-shape draw:style-name="gr5" draw:text-style-name="P22" draw:layer="layout" svg:width="1cm" svg:height="1cm" svg:x="7cm" svg:y="14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16" draw:text-style-name="P5" draw:layer="layout" svg:width="0.76cm" svg:height="0.638cm" svg:x="17.25cm" svg:y="6.75cm">
            <draw:text-box>
              <text:p text:style-name="P4"><text:span text:style-name="T1"><text:s/></text:span><text:span text:style-name="T1">3</text:span></text:p>
            </draw:text-box>
          </draw:frame>
          <draw:custom-shape draw:style-name="gr5" draw:text-style-name="P22" draw:layer="layout" svg:width="1cm" svg:height="1cm" svg:x="16.99cm" svg:y="6.5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31" draw:text-style-name="P5" draw:layer="layout" svg:width="0.75cm" svg:height="0.613cm" svg:x="17.25cm" svg:y="9.75cm">
            <draw:text-box>
              <text:p text:style-name="P4"><text:span text:style-name="T1"><text:s/></text:span><text:span text:style-name="T1">3</text:span></text:p>
            </draw:text-box>
          </draw:frame>
          <draw:custom-shape draw:style-name="gr5" draw:text-style-name="P22" draw:layer="layout" svg:width="1cm" svg:height="1cm" svg:x="17cm" svg:y="9.5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16" draw:text-style-name="P5" draw:layer="layout" svg:width="0.76cm" svg:height="0.638cm" svg:x="17.24cm" svg:y="12.75cm">
            <draw:text-box>
              <text:p text:style-name="P4"><text:span text:style-name="T1"><text:s/></text:span><text:span text:style-name="T1">3</text:span></text:p>
            </draw:text-box>
          </draw:frame>
          <draw:custom-shape draw:style-name="gr5" draw:text-style-name="P22" draw:layer="layout" svg:width="1cm" svg:height="1cm" svg:x="16.99cm" svg:y="12.5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</draw:page>
      <draw:page draw:name="page4" draw:style-name="dp1" draw:master-page-name="Default">
        <draw:custom-shape draw:style-name="gr13" draw:text-style-name="P12" draw:layer="layout" svg:width="3cm" svg:height="1cm" svg:x="2cm" svg:y="0cm">
          <text:p text:style-name="P10"><text:span text:style-name="T4"/></text:p>
          <text:p text:style-name="P10"><text:span text:style-name="T7">q</text:span><text:span text:style-name="T7">u</text:span><text:span text:style-name="T7">er</text:span><text:span text:style-name="T7">y</text:span><text:span text:style-name="T7">_</text:span><text:span text:style-name="T7">p</text:span><text:span text:style-name="T7">c</text:span><text:span text:style-name="T7">s(</text:span><text:span text:style-name="T7">)</text:span></text:p>
          <text:p text:style-name="P10"><text:span text:style-name="T4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9" draw:layer="layout" svg:width="3.001cm" svg:height="2.001cm" svg:x="1.999cm" svg:y="2cm">
          <text:p text:style-name="P7"><text:span text:style-name="T2"/></text:p>
          <text:p text:style-name="P7"><text:span text:style-name="T9">sel</text:span><text:span text:style-name="T9">f.li</text:span><text:span text:style-name="T9">stc</text:span><text:span text:style-name="T9">le</text:span><text:span text:style-name="T9">ar(</text:span><text:span text:style-name="T9">)</text:span></text:p>
          <text:p text:style-name="P7"><text:span text:style-name="T9">sel</text:span><text:span text:style-name="T9">f.d</text:span><text:span text:style-name="T9">at</text:span><text:span text:style-name="T9">a </text:span><text:span text:style-name="T9">= </text:span><text:span text:style-name="T9">[]</text:span></text:p>
          <text:p text:style-name="P7"><text:span text:style-name="T6">adr </text:span><text:span text:style-name="T6">= </text:span><text:span text:style-name="T6">sel</text:span><text:span text:style-name="T6">f.a</text:span><text:span text:style-name="T6">dre</text:span><text:span text:style-name="T6">s_</text:span><text:span text:style-name="T6">bo</text:span><text:span text:style-name="T6">x.c</text:span><text:span text:style-name="T6">urr</text:span><text:span text:style-name="T6">ent</text:span><text:span text:style-name="T6">Te</text:span><text:span text:style-name="T6">xt(</text:span><text:span text:style-name="T6">)</text:span></text:p>
          <text:p text:style-name="P7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" draw:text-style-name="P13" draw:layer="layout" svg:x1="3.5cm" svg:y1="1cm" svg:x2="3.5cm" svg:y2="2cm">
          <text:p/>
        </draw:line>
        <draw:custom-shape draw:style-name="gr6" draw:text-style-name="P9" draw:layer="layout" svg:width="3.001cm" svg:height="2.001cm" svg:x="2cm" svg:y="4.999cm">
          <text:p text:style-name="P7"><text:span text:style-name="T2"/></text:p>
          <text:p text:style-name="P7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" draw:text-style-name="P13" draw:layer="layout" svg:x1="3.5cm" svg:y1="4cm" svg:x2="3.5cm" svg:y2="5cm">
          <text:p/>
        </draw:line>
        <draw:frame draw:style-name="gr32" draw:text-style-name="P31" draw:layer="layout" svg:width="4cm" svg:height="1.875cm" svg:x="6cm" svg:y="5.062cm">
          <draw:text-box>
            <text:p text:style-name="P30"><text:span text:style-name="T6">cur.execute(</text:span></text:p>
            <text:p text:style-name="P30"><text:span text:style-name="T6">f"SELECT id_room FROM room WHERE adres = \'{adr}\'")</text:span></text:p>
          </draw:text-box>
        </draw:frame>
        <draw:g>
          <draw:g>
            <draw:line draw:style-name="gr14" draw:text-style-name="P1" draw:layer="layout" svg:x1="6cm" svg:y1="5cm" svg:x2="6cm" svg:y2="7cm">
              <text:p/>
            </draw:line>
            <draw:line draw:style-name="gr14" draw:text-style-name="P1" draw:layer="layout" svg:x1="6.5cm" svg:y1="7cm" svg:x2="6cm" svg:y2="7cm">
              <text:p/>
            </draw:line>
            <draw:line draw:style-name="gr14" draw:text-style-name="P1" draw:layer="layout" svg:x1="6.5cm" svg:y1="5cm" svg:x2="6cm" svg:y2="5cm">
              <text:p/>
            </draw:line>
            <draw:line draw:style-name="gr14" draw:text-style-name="P1" draw:layer="layout" svg:x1="6.5cm" svg:y1="7cm" svg:x2="6cm" svg:y2="7cm">
              <text:p/>
            </draw:line>
          </draw:g>
          <draw:line draw:style-name="gr15" draw:text-style-name="P1" draw:layer="layout" svg:x1="5.75cm" svg:y1="6cm" svg:x2="5cm" svg:y2="5.999cm">
            <text:p/>
          </draw:line>
        </draw:g>
        <draw:custom-shape draw:style-name="gr6" draw:text-style-name="P9" draw:layer="layout" svg:width="3.001cm" svg:height="2.001cm" svg:x="2cm" svg:y="8cm">
          <text:p text:style-name="P7"/>
          <text:p text:style-name="P7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" draw:text-style-name="P13" draw:layer="layout" svg:x1="3.5cm" svg:y1="7cm" svg:x2="3.5cm" svg:y2="8cm">
          <text:p/>
        </draw:line>
        <draw:frame draw:style-name="gr33" draw:text-style-name="P31" draw:layer="layout" svg:width="5cm" svg:height="2.46cm" svg:x="6cm" svg:y="7.77cm">
          <draw:text-box>
            <text:p text:style-name="P30"><text:span text:style-name="T6">q</text:span><text:span text:style-name="T6">u</text:span><text:span text:style-name="T6">e</text:span><text:span text:style-name="T6">r</text:span><text:span text:style-name="T6">y</text:span><text:span text:style-name="T6">1 </text:span><text:span text:style-name="T6">= </text:span><text:span text:style-name="T6">q</text:span><text:span text:style-name="T6">u</text:span><text:span text:style-name="T6">e</text:span><text:span text:style-name="T6">r</text:span><text:span text:style-name="T6">y</text:span><text:span text:style-name="T6">1 </text:span><text:span text:style-name="T6">+ </text:span><text:span text:style-name="T6">s</text:span><text:span text:style-name="T6">tr</text:span><text:span text:style-name="T6">(i</text:span><text:span text:style-name="T6">d</text:span><text:span text:style-name="T6">_</text:span><text:span text:style-name="T6">r) </text:span><text:span text:style-name="T6">+ </text:span><text:span text:style-name="T6"><text:line-break/></text:span><text:span text:style-name="T6">+</text:span><text:span text:style-name="T6">" </text:span><text:span text:style-name="T6">O</text:span><text:span text:style-name="T6">R</text:span><text:span text:style-name="T6">D</text:span><text:span text:style-name="T6">E</text:span><text:span text:style-name="T6">R</text:span><text:span text:style-name="T6"> </text:span><text:span text:style-name="T6">B</text:span><text:span text:style-name="T6">Y</text:span><text:span text:style-name="T6"> </text:span><text:span text:style-name="T6">i</text:span><text:span text:style-name="T6">d</text:span><text:span text:style-name="T6">_</text:span><text:span text:style-name="T6">p</text:span><text:span text:style-name="T6">c</text:span><text:span text:style-name="T6">"</text:span></text:p>
            <text:p text:style-name="P30"><text:span text:style-name="T6"><text:s/></text:span><text:span text:style-name="T6">q</text:span><text:span text:style-name="T6">u</text:span><text:span text:style-name="T6">e</text:span><text:span text:style-name="T6">r</text:span><text:span text:style-name="T6">y</text:span><text:span text:style-name="T6">2 </text:span><text:span text:style-name="T6">= </text:span><text:span text:style-name="T6">q</text:span><text:span text:style-name="T6">u</text:span><text:span text:style-name="T6">e</text:span><text:span text:style-name="T6">r</text:span><text:span text:style-name="T6">y</text:span><text:span text:style-name="T6">2 </text:span><text:span text:style-name="T6">+ </text:span><text:span text:style-name="T6">s</text:span><text:span text:style-name="T6">tr</text:span><text:span text:style-name="T6">(i</text:span><text:span text:style-name="T6">d</text:span><text:span text:style-name="T6">_</text:span><text:span text:style-name="T6">r) </text:span><text:span text:style-name="T6">+ </text:span><text:span text:style-name="T6">+</text:span><text:span text:style-name="T6">" </text:span><text:span text:style-name="T6">O</text:span><text:span text:style-name="T6">R</text:span><text:span text:style-name="T6">D</text:span><text:span text:style-name="T6">E</text:span><text:span text:style-name="T6">R</text:span><text:span text:style-name="T6"> </text:span><text:span text:style-name="T6">B</text:span><text:span text:style-name="T6">Y</text:span><text:span text:style-name="T6"> </text:span><text:span text:style-name="T6">i</text:span><text:span text:style-name="T6">d</text:span><text:span text:style-name="T6">_</text:span><text:span text:style-name="T6">p</text:span><text:span text:style-name="T6">c</text:span><text:span text:style-name="T6">"</text:span></text:p>
          </draw:text-box>
        </draw:frame>
        <draw:g>
          <draw:g>
            <draw:line draw:style-name="gr14" draw:text-style-name="P1" draw:layer="layout" svg:x1="6cm" svg:y1="8cm" svg:x2="6cm" svg:y2="10cm">
              <text:p/>
            </draw:line>
            <draw:line draw:style-name="gr14" draw:text-style-name="P1" draw:layer="layout" svg:x1="6.5cm" svg:y1="10cm" svg:x2="6cm" svg:y2="10cm">
              <text:p/>
            </draw:line>
            <draw:line draw:style-name="gr14" draw:text-style-name="P1" draw:layer="layout" svg:x1="6.5cm" svg:y1="8cm" svg:x2="6cm" svg:y2="8cm">
              <text:p/>
            </draw:line>
            <draw:line draw:style-name="gr14" draw:text-style-name="P1" draw:layer="layout" svg:x1="6.5cm" svg:y1="10cm" svg:x2="6cm" svg:y2="10cm">
              <text:p/>
            </draw:line>
          </draw:g>
          <draw:line draw:style-name="gr15" draw:text-style-name="P1" draw:layer="layout" svg:x1="5.75cm" svg:y1="9cm" svg:x2="5cm" svg:y2="8.999cm">
            <text:p/>
          </draw:line>
        </draw:g>
        <draw:custom-shape draw:style-name="gr6" draw:text-style-name="P9" draw:layer="layout" svg:width="3.001cm" svg:height="2.001cm" svg:x="2cm" svg:y="11cm">
          <text:p text:style-name="P7"/>
          <text:p text:style-name="P7"><text:span text:style-name="T11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4" draw:text-style-name="P34" draw:layer="layout" svg:width="4.25cm" svg:height="1.875cm" svg:x="6cm" svg:y="11.062cm">
          <draw:text-box>
            <text:p text:style-name="P32"><text:span text:style-name="T6"><text:s/></text:span><text:span text:style-name="T6">c</text:span><text:span text:style-name="T6">o</text:span><text:span text:style-name="T6">s</text:span><text:span text:style-name="T6">t</text:span><text:span text:style-name="T6">q</text:span><text:span text:style-name="T6">u</text:span><text:span text:style-name="T6">e</text:span><text:span text:style-name="T6">r</text:span><text:span text:style-name="T6">y</text:span><text:span text:style-name="T6"> </text:span><text:span text:style-name="T6">=</text:span><text:span text:style-name="T6"> </text:span><text:span text:style-name="T6">c</text:span><text:span text:style-name="T6">o</text:span><text:span text:style-name="T6">s</text:span><text:span text:style-name="T6">t</text:span><text:span text:style-name="T6">q</text:span><text:span text:style-name="T6">u</text:span><text:span text:style-name="T6">e</text:span><text:span text:style-name="T6">r</text:span><text:span text:style-name="T6">y</text:span><text:span text:style-name="T6">+</text:span><text:span text:style-name="T6"><text:line-break/></text:span><text:span text:style-name="T6"> </text:span><text:span text:style-name="T6">+</text:span><text:span text:style-name="T6"> </text:span><text:span text:style-name="T6">s</text:span><text:span text:style-name="T6">t</text:span><text:span text:style-name="T6">r</text:span><text:span text:style-name="T6">(</text:span><text:span text:style-name="T6">i</text:span><text:span text:style-name="T6">d</text:span><text:span text:style-name="T6">_</text:span><text:span text:style-name="T6">r</text:span><text:span text:style-name="T6">)</text:span></text:p>
            <text:p text:style-name="P33"><text:span text:style-name="T6">c</text:span><text:span text:style-name="T6">o</text:span><text:span text:style-name="T6">s</text:span><text:span text:style-name="T6">t</text:span><text:span text:style-name="T6">q</text:span><text:span text:style-name="T6">u</text:span><text:span text:style-name="T6">e</text:span><text:span text:style-name="T6">r</text:span><text:span text:style-name="T6">y</text:span><text:span text:style-name="T6">2</text:span><text:span text:style-name="T6"> </text:span><text:span text:style-name="T6">=</text:span><text:span text:style-name="T6"> </text:span><text:span text:style-name="T6">c</text:span><text:span text:style-name="T6">o</text:span><text:span text:style-name="T6">s</text:span><text:span text:style-name="T6">t</text:span><text:span text:style-name="T6">q</text:span><text:span text:style-name="T6">u</text:span><text:span text:style-name="T6">e</text:span><text:span text:style-name="T6">r</text:span><text:span text:style-name="T6">y</text:span><text:span text:style-name="T6">2</text:span><text:span text:style-name="T6">+</text:span><text:span text:style-name="T6"> </text:span><text:span text:style-name="T6">+</text:span><text:span text:style-name="T6"> </text:span><text:span text:style-name="T6">s</text:span><text:span text:style-name="T6">t</text:span><text:span text:style-name="T6">r</text:span><text:span text:style-name="T6">(</text:span><text:span text:style-name="T6">i</text:span><text:span text:style-name="T6">d</text:span><text:span text:style-name="T6">_</text:span><text:span text:style-name="T6">r</text:span><text:span text:style-name="T6">)</text:span></text:p>
          </draw:text-box>
        </draw:frame>
        <draw:g>
          <draw:g>
            <draw:line draw:style-name="gr14" draw:text-style-name="P35" draw:layer="layout" svg:x1="6cm" svg:y1="11cm" svg:x2="6cm" svg:y2="13cm">
              <text:p/>
            </draw:line>
            <draw:line draw:style-name="gr14" draw:text-style-name="P35" draw:layer="layout" svg:x1="6.5cm" svg:y1="13cm" svg:x2="6cm" svg:y2="13cm">
              <text:p/>
            </draw:line>
            <draw:line draw:style-name="gr14" draw:text-style-name="P35" draw:layer="layout" svg:x1="6.5cm" svg:y1="11cm" svg:x2="6cm" svg:y2="11cm">
              <text:p/>
            </draw:line>
            <draw:line draw:style-name="gr14" draw:text-style-name="P35" draw:layer="layout" svg:x1="6.5cm" svg:y1="13cm" svg:x2="6cm" svg:y2="13cm">
              <text:p/>
            </draw:line>
          </draw:g>
          <draw:line draw:style-name="gr15" draw:text-style-name="P35" draw:layer="layout" svg:x1="5.75cm" svg:y1="12cm" svg:x2="5cm" svg:y2="11.999cm">
            <text:p/>
          </draw:line>
        </draw:g>
        <draw:line draw:style-name="gr1" draw:text-style-name="P13" draw:layer="layout" svg:x1="3.5cm" svg:y1="10cm" svg:x2="3.5cm" svg:y2="11cm">
          <text:p/>
        </draw:line>
        <draw:custom-shape draw:style-name="gr6" draw:text-style-name="P9" draw:layer="layout" svg:width="3.001cm" svg:height="2.001cm" svg:x="2cm" svg:y="13.999cm">
          <text:p text:style-name="P7"/>
          <text:p text:style-name="P7"><text:span text:style-name="T11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5" draw:text-style-name="P36" draw:layer="layout" svg:width="5.25cm" svg:height="2.46cm" svg:x="6cm" svg:y="13.771cm">
          <draw:text-box>
            <text:p text:style-name="P32"><text:span text:style-name="T6">cur.execute(query</text:span><text:span text:style-name="T6">1) </text:span><text:span text:style-name="T6"><text:line-break/></text:span><text:span text:style-name="T6">data1 = </text:span><text:span text:style-name="T6">list(cur.fetchall())</text:span></text:p>
            <text:p text:style-name="P32"><text:span text:style-name="T6">cost = 0</text:span></text:p>
            <text:p text:style-name="P32"><text:span text:style-name="T6"/></text:p>
          </draw:text-box>
        </draw:frame>
        <draw:g>
          <draw:g>
            <draw:line draw:style-name="gr14" draw:text-style-name="P35" draw:layer="layout" svg:x1="6cm" svg:y1="13.999cm" svg:x2="6cm" svg:y2="15.999cm">
              <text:p/>
            </draw:line>
            <draw:line draw:style-name="gr14" draw:text-style-name="P35" draw:layer="layout" svg:x1="6.5cm" svg:y1="15.999cm" svg:x2="6cm" svg:y2="15.999cm">
              <text:p/>
            </draw:line>
            <draw:line draw:style-name="gr14" draw:text-style-name="P35" draw:layer="layout" svg:x1="6.5cm" svg:y1="13.999cm" svg:x2="6cm" svg:y2="13.999cm">
              <text:p/>
            </draw:line>
            <draw:line draw:style-name="gr14" draw:text-style-name="P35" draw:layer="layout" svg:x1="6.5cm" svg:y1="15.999cm" svg:x2="6cm" svg:y2="15.999cm">
              <text:p/>
            </draw:line>
          </draw:g>
          <draw:line draw:style-name="gr15" draw:text-style-name="P35" draw:layer="layout" svg:x1="5.75cm" svg:y1="14.999cm" svg:x2="5cm" svg:y2="14.998cm">
            <text:p/>
          </draw:line>
        </draw:g>
        <draw:line draw:style-name="gr1" draw:text-style-name="P13" draw:layer="layout" svg:x1="3.5cm" svg:y1="13cm" svg:x2="3.5cm" svg:y2="14cm">
          <text:p/>
        </draw:line>
        <draw:line draw:style-name="gr1" draw:text-style-name="P13" draw:layer="layout" svg:x1="3.5cm" svg:y1="10cm" svg:x2="3.5cm" svg:y2="11cm">
          <text:p/>
        </draw:line>
        <draw:custom-shape draw:style-name="gr6" draw:text-style-name="P9" draw:layer="layout" svg:width="3.001cm" svg:height="2.001cm" svg:x="2cm" svg:y="16.978cm">
          <text:p text:style-name="P7"/>
          <text:p text:style-name="P7"><text:span text:style-name="T11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6" draw:text-style-name="P36" draw:layer="layout" svg:width="7cm" svg:height="3.238cm" svg:x="6cm" svg:y="16.361cm">
          <draw:text-box>
            <text:p text:style-name="P32"><text:span text:style-name="T6">cur.execute(query2)</text:span></text:p>
            <text:p text:style-name="P32"><text:span text:style-name="T6">data2 = list(cur.fetchall()) <text:s text:c="4"/></text:span><text:span text:style-name="T6">cur.execute(costquery)</text:span></text:p>
            <text:p text:style-name="P32"><text:span text:style-name="T6">costup = (list(cur.fetchall()))</text:span></text:p>
          </draw:text-box>
        </draw:frame>
        <draw:g>
          <draw:g>
            <draw:line draw:style-name="gr14" draw:text-style-name="P35" draw:layer="layout" svg:x1="6cm" svg:y1="16.978cm" svg:x2="6cm" svg:y2="18.978cm">
              <text:p/>
            </draw:line>
            <draw:line draw:style-name="gr14" draw:text-style-name="P35" draw:layer="layout" svg:x1="6.5cm" svg:y1="18.978cm" svg:x2="6cm" svg:y2="18.978cm">
              <text:p/>
            </draw:line>
            <draw:line draw:style-name="gr14" draw:text-style-name="P35" draw:layer="layout" svg:x1="6.5cm" svg:y1="16.978cm" svg:x2="6cm" svg:y2="16.978cm">
              <text:p/>
            </draw:line>
            <draw:line draw:style-name="gr14" draw:text-style-name="P35" draw:layer="layout" svg:x1="6.5cm" svg:y1="18.978cm" svg:x2="6cm" svg:y2="18.978cm">
              <text:p/>
            </draw:line>
          </draw:g>
          <draw:line draw:style-name="gr15" draw:text-style-name="P35" draw:layer="layout" svg:x1="5.75cm" svg:y1="17.978cm" svg:x2="5cm" svg:y2="17.977cm">
            <text:p/>
          </draw:line>
        </draw:g>
        <draw:line draw:style-name="gr1" draw:text-style-name="P13" draw:layer="layout" svg:x1="3.5cm" svg:y1="16cm" svg:x2="3.5cm" svg:y2="17cm">
          <text:p/>
        </draw:line>
        <draw:g>
          <draw:frame draw:style-name="gr16" draw:text-style-name="P5" draw:layer="layout" svg:width="0.76cm" svg:height="0.638cm" svg:x="3.24cm" svg:y="20.226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2.999cm" svg:y="20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line draw:style-name="gr1" draw:text-style-name="P13" draw:layer="layout" svg:x1="3.5cm" svg:y1="19cm" svg:x2="3.5cm" svg:y2="20cm">
          <text:p/>
        </draw:line>
        <draw:g>
          <draw:frame draw:style-name="gr16" draw:text-style-name="P5" draw:layer="layout" svg:width="0.76cm" svg:height="0.638cm" svg:x="12.239cm" svg:y="0.226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11.998cm" svg:y="0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17" draw:text-style-name="P23" draw:layer="layout" svg:width="1.107cm" svg:height="0.587cm" svg:x="11.749cm" svg:y="3.437cm">
            <draw:text-box>
              <text:p><text:span text:style-name="T7">i=i+1</text:span></text:p>
            </draw:text-box>
          </draw:frame>
          <draw:line draw:style-name="gr18" draw:text-style-name="P13" draw:layer="layout" svg:x1="10.999cm" svg:y1="4cm" svg:x2="13.999cm" svg:y2="4cm">
            <text:p/>
          </draw:line>
          <draw:line draw:style-name="gr18" draw:text-style-name="P13" draw:layer="layout" svg:x1="10.999cm" svg:y1="4cm" svg:x2="10.999cm" svg:y2="2.5cm">
            <text:p/>
          </draw:line>
          <draw:line draw:style-name="gr18" draw:text-style-name="P13" draw:layer="layout" svg:x1="13.999cm" svg:y1="4cm" svg:x2="13.999cm" svg:y2="2.5cm">
            <text:p/>
          </draw:line>
          <draw:line draw:style-name="gr18" draw:text-style-name="P13" draw:layer="layout" svg:x1="11.499cm" svg:y1="2cm" svg:x2="13.499cm" svg:y2="2cm">
            <text:p/>
          </draw:line>
          <draw:line draw:style-name="gr18" draw:text-style-name="P13" draw:layer="layout" svg:x1="11.499cm" svg:y1="2cm" svg:x2="10.999cm" svg:y2="2.5cm">
            <text:p/>
          </draw:line>
          <draw:line draw:style-name="gr18" draw:text-style-name="P13" draw:layer="layout" svg:x1="13.499cm" svg:y1="2cm" svg:x2="13.999cm" svg:y2="2.5cm">
            <text:p/>
          </draw:line>
          <draw:frame draw:style-name="gr19" draw:text-style-name="P25" draw:layer="layout" svg:width="0.857cm" svg:height="0.587cm" svg:x="11.892cm" svg:y="2.188cm">
            <draw:text-box>
              <text:p text:style-name="P24"><text:span text:style-name="T7">i=0</text:span></text:p>
            </draw:text-box>
          </draw:frame>
          <draw:frame draw:style-name="gr37" draw:text-style-name="P26" draw:layer="layout" svg:width="3.372cm" svg:height="0.638cm" svg:x="11.128cm" svg:y="2.75cm">
            <draw:text-box>
              <text:p><text:span text:style-name="T8"><text:s text:c="2"/></text:span><text:span text:style-name="T7">i&lt; </text:span><text:span text:style-name="T7">len(c</text:span><text:span text:style-name="T7">onstu</text:span><text:span text:style-name="T7">p)</text:span></text:p>
            </draw:text-box>
          </draw:frame>
        </draw:g>
        <draw:g>
          <draw:frame draw:style-name="gr21" draw:text-style-name="P26" draw:layer="layout" svg:width="0.616cm" svg:height="0.638cm" svg:x="12.25cm" svg:y="11.637cm">
            <draw:text-box>
              <text:p><text:span text:style-name="T8">i</text:span></text:p>
            </draw:text-box>
          </draw:frame>
          <draw:line draw:style-name="gr18" draw:text-style-name="P13" draw:layer="layout" svg:x1="11cm" svg:y1="10.999cm" svg:x2="14cm" svg:y2="10.999cm">
            <text:p/>
          </draw:line>
          <draw:line draw:style-name="gr18" draw:text-style-name="P13" draw:layer="layout" svg:x1="11cm" svg:y1="10.999cm" svg:x2="11cm" svg:y2="12.499cm">
            <text:p/>
          </draw:line>
          <draw:line draw:style-name="gr18" draw:text-style-name="P13" draw:layer="layout" svg:x1="14cm" svg:y1="10.999cm" svg:x2="14cm" svg:y2="12.499cm">
            <text:p/>
          </draw:line>
          <draw:line draw:style-name="gr18" draw:text-style-name="P13" draw:layer="layout" svg:x1="11.5cm" svg:y1="12.999cm" svg:x2="13.5cm" svg:y2="12.999cm">
            <text:p/>
          </draw:line>
          <draw:line draw:style-name="gr18" draw:text-style-name="P13" draw:layer="layout" svg:x1="11.5cm" svg:y1="12.999cm" svg:x2="11cm" svg:y2="12.499cm">
            <text:p/>
          </draw:line>
          <draw:line draw:style-name="gr18" draw:text-style-name="P13" draw:layer="layout" svg:x1="13.5cm" svg:y1="12.999cm" svg:x2="14cm" svg:y2="12.499cm">
            <text:p/>
          </draw:line>
        </draw:g>
        <draw:g>
          <draw:frame draw:style-name="gr17" draw:text-style-name="P23" draw:layer="layout" svg:width="1.107cm" svg:height="0.587cm" svg:x="11.75cm" svg:y="15.436cm">
            <draw:text-box>
              <text:p><text:span text:style-name="T7">i=i+1</text:span></text:p>
            </draw:text-box>
          </draw:frame>
          <draw:line draw:style-name="gr18" draw:text-style-name="P13" draw:layer="layout" svg:x1="11cm" svg:y1="15.999cm" svg:x2="14cm" svg:y2="15.999cm">
            <text:p/>
          </draw:line>
          <draw:line draw:style-name="gr18" draw:text-style-name="P13" draw:layer="layout" svg:x1="11cm" svg:y1="15.999cm" svg:x2="11cm" svg:y2="14.499cm">
            <text:p/>
          </draw:line>
          <draw:line draw:style-name="gr18" draw:text-style-name="P13" draw:layer="layout" svg:x1="14cm" svg:y1="15.999cm" svg:x2="14cm" svg:y2="14.499cm">
            <text:p/>
          </draw:line>
          <draw:line draw:style-name="gr18" draw:text-style-name="P13" draw:layer="layout" svg:x1="11.5cm" svg:y1="13.999cm" svg:x2="13.5cm" svg:y2="13.999cm">
            <text:p/>
          </draw:line>
          <draw:line draw:style-name="gr18" draw:text-style-name="P13" draw:layer="layout" svg:x1="11.5cm" svg:y1="13.999cm" svg:x2="11cm" svg:y2="14.499cm">
            <text:p/>
          </draw:line>
          <draw:line draw:style-name="gr18" draw:text-style-name="P13" draw:layer="layout" svg:x1="13.5cm" svg:y1="13.999cm" svg:x2="14cm" svg:y2="14.499cm">
            <text:p/>
          </draw:line>
          <draw:frame draw:style-name="gr19" draw:text-style-name="P25" draw:layer="layout" svg:width="0.857cm" svg:height="0.587cm" svg:x="11.893cm" svg:y="14.187cm">
            <draw:text-box>
              <text:p text:style-name="P24"><text:span text:style-name="T7">i=0</text:span></text:p>
            </draw:text-box>
          </draw:frame>
          <draw:frame draw:style-name="gr38" draw:text-style-name="P26" draw:layer="layout" svg:width="3cm" svg:height="0.638cm" svg:x="11cm" svg:y="14.699cm">
            <draw:text-box>
              <text:p><text:span text:style-name="T8"><text:s text:c="2"/></text:span><text:span text:style-name="T7">i</text:span><text:span text:style-name="T7">&lt;</text:span><text:span text:style-name="T7">l</text:span><text:span text:style-name="T7">e</text:span><text:span text:style-name="T7">n</text:span><text:span text:style-name="T7">(</text:span><text:span text:style-name="T7">d</text:span><text:span text:style-name="T7">a</text:span><text:span text:style-name="T7">t</text:span><text:span text:style-name="T7">a</text:span><text:span text:style-name="T7">1</text:span><text:span text:style-name="T7">)</text:span></text:p>
            </draw:text-box>
          </draw:frame>
        </draw:g>
        <draw:g>
          <draw:frame draw:style-name="gr21" draw:text-style-name="P26" draw:layer="layout" svg:width="0.616cm" svg:height="0.638cm" svg:x="17.251cm" svg:y="2.638cm">
            <draw:text-box>
              <text:p><text:span text:style-name="T8">i</text:span></text:p>
            </draw:text-box>
          </draw:frame>
          <draw:line draw:style-name="gr18" draw:text-style-name="P13" draw:layer="layout" svg:x1="16.001cm" svg:y1="2cm" svg:x2="19.001cm" svg:y2="2cm">
            <text:p/>
          </draw:line>
          <draw:line draw:style-name="gr18" draw:text-style-name="P13" draw:layer="layout" svg:x1="16.001cm" svg:y1="2cm" svg:x2="16.001cm" svg:y2="3.5cm">
            <text:p/>
          </draw:line>
          <draw:line draw:style-name="gr18" draw:text-style-name="P13" draw:layer="layout" svg:x1="19.001cm" svg:y1="2cm" svg:x2="19.001cm" svg:y2="3.5cm">
            <text:p/>
          </draw:line>
          <draw:line draw:style-name="gr18" draw:text-style-name="P13" draw:layer="layout" svg:x1="16.501cm" svg:y1="4cm" svg:x2="18.501cm" svg:y2="4cm">
            <text:p/>
          </draw:line>
          <draw:line draw:style-name="gr18" draw:text-style-name="P13" draw:layer="layout" svg:x1="16.501cm" svg:y1="4cm" svg:x2="16.001cm" svg:y2="3.5cm">
            <text:p/>
          </draw:line>
          <draw:line draw:style-name="gr18" draw:text-style-name="P13" draw:layer="layout" svg:x1="18.501cm" svg:y1="4cm" svg:x2="19.001cm" svg:y2="3.5cm">
            <text:p/>
          </draw:line>
        </draw:g>
        <draw:line draw:style-name="gr1" draw:text-style-name="P13" draw:layer="layout" svg:x1="12.499cm" svg:y1="1cm" svg:x2="12.499cm" svg:y2="2cm">
          <text:p/>
        </draw:line>
        <draw:line draw:style-name="gr1" draw:text-style-name="P13" draw:layer="layout" svg:x1="12.499cm" svg:y1="4cm" svg:x2="12.499cm" svg:y2="5cm">
          <text:p/>
        </draw:line>
        <draw:line draw:style-name="gr1" draw:text-style-name="P13" xml:id="id2" draw:id="id2" draw:layer="layout" svg:x1="12.5cm" svg:y1="10.001cm" svg:x2="12.5cm" svg:y2="11.001cm">
          <text:p/>
        </draw:line>
        <draw:line draw:style-name="gr1" draw:text-style-name="P13" draw:layer="layout" svg:x1="12.5cm" svg:y1="15.999cm" svg:x2="12.5cm" svg:y2="16.999cm">
          <text:p/>
        </draw:line>
        <draw:line draw:style-name="gr1" draw:text-style-name="P13" draw:layer="layout" svg:x1="12.5cm" svg:y1="12.999cm" svg:x2="12.5cm" svg:y2="13.999cm">
          <text:p/>
        </draw:line>
        <draw:line draw:style-name="gr1" draw:text-style-name="P13" draw:layer="layout" svg:x1="12.499cm" svg:y1="19cm" svg:x2="12.499cm" svg:y2="20cm">
          <text:p/>
        </draw:line>
        <draw:custom-shape draw:style-name="gr6" draw:text-style-name="P38" draw:layer="layout" svg:width="3.001cm" svg:height="2.001cm" svg:x="10.999cm" svg:y="8cm">
          <text:p text:style-name="P37"><text:span text:style-name="T6">cost = cost + n[i][0]</text:span></text:p>
          <text:p text:style-name="P37"><text:span text:style-name="T6">+n[i][1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3.001cm" svg:height="2.001cm" svg:x="10.999cm" svg:y="16.999cm">
          <text:p text:style-name="P7"><text:span text:style-name="T6">l1 = list(data1[i]) l2 = list(data2[i])</text:span></text:p>
          <text:p text:style-name="P7"><text:span text:style-name="T6"><text:s/></text:span><text:span text:style-name="T6">l1.extend(l2) <text:s text:c="5"/>self.data.append</text:span><text:span text:style-name="T6"><text:line-break/></text:span><text:span text:style-name="T6">(l1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frame draw:style-name="gr16" draw:text-style-name="P5" draw:layer="layout" svg:width="0.76cm" svg:height="0.638cm" svg:x="17.24cm" svg:y="0.226cm">
            <draw:text-box>
              <text:p text:style-name="P4"><text:span text:style-name="T1"><text:s/></text:span><text:span text:style-name="T1">2</text:span></text:p>
            </draw:text-box>
          </draw:frame>
          <draw:custom-shape draw:style-name="gr5" draw:text-style-name="P22" draw:layer="layout" svg:width="1cm" svg:height="1cm" svg:x="16.999cm" svg:y="0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line draw:style-name="gr1" draw:text-style-name="P13" draw:layer="layout" svg:x1="17.5cm" svg:y1="1cm" svg:x2="17.5cm" svg:y2="2cm">
          <text:p/>
        </draw:line>
        <draw:g>
          <draw:frame draw:style-name="gr16" draw:text-style-name="P5" draw:layer="layout" svg:width="0.76cm" svg:height="0.638cm" svg:x="12.239cm" svg:y="20.226cm">
            <draw:text-box>
              <text:p text:style-name="P4"><text:span text:style-name="T1"><text:s/></text:span><text:span text:style-name="T1">2</text:span></text:p>
            </draw:text-box>
          </draw:frame>
          <draw:custom-shape draw:style-name="gr5" draw:text-style-name="P22" draw:layer="layout" svg:width="1cm" svg:height="1cm" svg:x="11.998cm" svg:y="20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line draw:style-name="gr1" draw:text-style-name="P13" draw:layer="layout" svg:x1="17.501cm" svg:y1="4cm" svg:x2="17.501cm" svg:y2="5cm">
          <text:p/>
        </draw:line>
        <draw:g xml:id="id1" draw:id="id1">
          <draw:custom-shape draw:style-name="gr39" draw:text-style-name="P12" draw:layer="layout" svg:width="1.5cm" svg:height="0.75cm" svg:x="12.25cm" svg:y="6.5cm">
            <text:p text:style-name="P10"><text:span text:style-name="T4"/></text:p>
            <text:p text:style-name="P10"><text:span text:style-name="T7">Д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3" draw:layer="layout" svg:x1="12.5cm" svg:y1="7cm" svg:x2="12.5cm" svg:y2="8cm">
            <text:p/>
          </draw:line>
          <draw:frame draw:style-name="gr12" draw:text-style-name="P19" draw:layer="layout" svg:width="1.124cm" svg:height="0.559cm" svg:x="13.876cm" svg:y="5.25cm">
            <draw:text-box>
              <text:p><text:span text:style-name="T7">Нет</text:span></text:p>
            </draw:text-box>
          </draw:frame>
          <draw:line draw:style-name="gr1" draw:text-style-name="P13" draw:layer="layout" svg:x1="15cm" svg:y1="6cm" svg:x2="14cm" svg:y2="6cm">
            <text:p/>
          </draw:line>
          <draw:line draw:style-name="gr1" draw:text-style-name="P13" draw:layer="layout" svg:x1="11cm" svg:y1="6cm" svg:x2="12.5cm" svg:y2="7cm">
            <text:p/>
          </draw:line>
          <draw:line draw:style-name="gr1" draw:text-style-name="P13" draw:layer="layout" svg:x1="11cm" svg:y1="6cm" svg:x2="12.5cm" svg:y2="5cm">
            <text:p/>
          </draw:line>
          <draw:line draw:style-name="gr1" draw:text-style-name="P13" draw:layer="layout" svg:x1="14cm" svg:y1="6cm" svg:x2="12.5cm" svg:y2="7cm">
            <text:p/>
          </draw:line>
          <draw:line draw:style-name="gr1" draw:text-style-name="P13" draw:layer="layout" svg:x1="14cm" svg:y1="6cm" svg:x2="12.5cm" svg:y2="5cm">
            <text:p/>
          </draw:line>
          <draw:custom-shape draw:style-name="gr40" draw:text-style-name="P18" draw:layer="layout" svg:width="2.5cm" svg:height="2cm" svg:x="11.25cm" svg:y="5cm">
            <text:p text:style-name="P17"><text:span text:style-name="T7">not (n[i] is </text:span><text:span text:style-name="T7">None)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2" draw:text-style-name="P19" draw:layer="layout" svg:width="1.124cm" svg:height="0.559cm" svg:x="13.876cm" svg:y="5.25cm">
            <draw:text-box>
              <text:p><text:span text:style-name="T7">Нет</text:span></text:p>
            </draw:text-box>
          </draw:frame>
          <draw:line draw:style-name="gr1" draw:text-style-name="P13" draw:layer="layout" svg:x1="15cm" svg:y1="6cm" svg:x2="14cm" svg:y2="6cm">
            <text:p/>
          </draw:line>
          <draw:line draw:style-name="gr1" draw:text-style-name="P13" draw:layer="layout" svg:x1="15cm" svg:y1="6cm" svg:x2="15cm" svg:y2="10.5cm">
            <text:p/>
          </draw:line>
        </draw:g>
        <draw:connector draw:style-name="gr23" draw:text-style-name="P13" draw:layer="layout" draw:line-skew="-0.518cm" svg:x1="15cm" svg:y1="7.75cm" svg:x2="12.5cm" svg:y2="10.501cm" draw:start-shape="id1" draw:start-glue-point="1" draw:end-shape="id2" draw:end-glue-point="1" svg:d="M15000 7750v2751h-2500" svg:viewBox="0 0 2501 2752">
          <text:p/>
        </draw:connector>
        <draw:g>
          <draw:line draw:style-name="gr1" draw:text-style-name="P13" draw:layer="layout" svg:x1="16.249cm" svg:y1="7cm" svg:x2="16.249cm" svg:y2="5.001cm">
            <text:p/>
          </draw:line>
          <draw:line draw:style-name="gr1" draw:text-style-name="P13" draw:layer="layout" svg:x1="18.749cm" svg:y1="7cm" svg:x2="18.749cm" svg:y2="5.001cm">
            <text:p/>
          </draw:line>
          <draw:custom-shape draw:style-name="gr22" draw:text-style-name="P9" draw:layer="layout" svg:width="3.001cm" svg:height="2cm" svg:x="15.999cm" svg:y="5cm">
            <text:p text:style-name="P7"><text:span text:style-name="T2"/></text:p>
            <text:p text:style-name="P7"><text:span text:style-name="T2"/></text:p>
            <text:p text:style-name="P8"><text:span text:style-name="T6">self.fill_table()</text:span></text:p>
            <text:p text:style-name="P7"><text:span text:style-name="T2"/></text:p>
            <text:p text:style-name="P7"><text:span text:style-name="T2"/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line draw:style-name="gr1" draw:text-style-name="P13" draw:layer="layout" svg:x1="17.5cm" svg:y1="7cm" svg:x2="17.5cm" svg:y2="8cm">
          <text:p/>
        </draw:line>
        <draw:custom-shape draw:style-name="gr13" draw:text-style-name="P12" draw:layer="layout" svg:width="3cm" svg:height="1cm" svg:x="16cm" svg:y="8cm">
          <text:p text:style-name="P10"><text:span text:style-name="T4"/></text:p>
          <text:p text:style-name="P10"><text:span text:style-name="T7">Возврат</text:span></text:p>
          <text:p text:style-name="P10"><text:span text:style-name="T4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roid Sans Devanagari" svg:font-family="'Droid Sans Devanagari'" style:font-family-generic="modern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ect" draw:dots1="1" draw:dots1-length="0.4cm" draw:distance="0.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.125cm" fo:padding-left="0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6T17:00:56.785000000</meta:creation-date>
    <dc:date>2024-06-20T19:54:58.038758983</dc:date>
    <meta:editing-duration>PT6H32M16S</meta:editing-duration>
    <meta:editing-cycles>76</meta:editing-cycles>
    <meta:generator>LibreOffice/7.3.7.2$Linux_X86_64 LibreOffice_project/30$Build-2</meta:generator>
    <meta:document-statistic meta:object-count="403"/>
  </office:meta>
</office:document-meta>
</file>